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2b9f6" officeooo:paragraph-rsid="0022b9f6"/>
    </style:style>
    <style:style style:name="P11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4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5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6" style:family="paragraph" style:parent-style-name="Standard">
      <style:paragraph-properties fo:text-align="start" style:justify-single-word="false"/>
      <style:text-properties officeooo:rsid="003a8ef5" officeooo:paragraph-rsid="0072639b"/>
    </style:style>
    <style:style style:name="P17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577a2e" officeooo:paragraph-rsid="00758d14"/>
    </style:style>
    <style:style style:name="P19" style:family="paragraph" style:parent-style-name="Standard">
      <style:paragraph-properties fo:text-align="start" style:justify-single-word="false"/>
      <style:text-properties officeooo:rsid="007a18f0" officeooo:paragraph-rsid="007a18f0"/>
    </style:style>
    <style:style style:name="P20" style:family="paragraph" style:parent-style-name="Standard">
      <style:paragraph-properties fo:text-align="start" style:justify-single-word="false"/>
      <style:text-properties officeooo:rsid="00818280" officeooo:paragraph-rsid="00818280"/>
    </style:style>
    <style:style style:name="P21" style:family="paragraph" style:parent-style-name="Standard">
      <style:paragraph-properties fo:text-align="start" style:justify-single-word="false"/>
      <style:text-properties officeooo:rsid="00818280" officeooo:paragraph-rsid="0096709a"/>
    </style:style>
    <style:style style:name="P22" style:family="paragraph" style:parent-style-name="Standard">
      <style:paragraph-properties fo:text-align="start" style:justify-single-word="false"/>
      <style:text-properties officeooo:rsid="008471d1" officeooo:paragraph-rsid="008471d1"/>
    </style:style>
    <style:style style:name="P23" style:family="paragraph" style:parent-style-name="Standard">
      <style:paragraph-properties fo:text-align="start" style:justify-single-word="false"/>
      <style:text-properties officeooo:rsid="00872496" officeooo:paragraph-rsid="00872496"/>
    </style:style>
    <style:style style:name="P24" style:family="paragraph" style:parent-style-name="Standard">
      <style:paragraph-properties fo:text-align="start" style:justify-single-word="false"/>
      <style:text-properties officeooo:rsid="0089b30b" officeooo:paragraph-rsid="008aa533"/>
    </style:style>
    <style:style style:name="P25" style:family="paragraph" style:parent-style-name="Standard">
      <style:paragraph-properties fo:text-align="start" style:justify-single-word="false"/>
      <style:text-properties officeooo:rsid="008b8421" officeooo:paragraph-rsid="008b8421"/>
    </style:style>
    <style:style style:name="P26" style:family="paragraph" style:parent-style-name="Standard">
      <style:paragraph-properties fo:text-align="start" style:justify-single-word="false"/>
      <style:text-properties officeooo:rsid="008b8421" officeooo:paragraph-rsid="0099bca5"/>
    </style:style>
    <style:style style:name="P27" style:family="paragraph" style:parent-style-name="Standard">
      <style:paragraph-properties fo:text-align="start" style:justify-single-word="false"/>
      <style:text-properties officeooo:rsid="008d7e5f" officeooo:paragraph-rsid="008d7e5f"/>
    </style:style>
    <style:style style:name="P28" style:family="paragraph" style:parent-style-name="Standard">
      <style:paragraph-properties fo:text-align="start" style:justify-single-word="false"/>
      <style:text-properties officeooo:rsid="008d7e5f" officeooo:paragraph-rsid="008fc196"/>
    </style:style>
    <style:style style:name="P29" style:family="paragraph" style:parent-style-name="Standard">
      <style:paragraph-properties fo:text-align="start" style:justify-single-word="false"/>
      <style:text-properties officeooo:rsid="009268cc" officeooo:paragraph-rsid="009268cc"/>
    </style:style>
    <style:style style:name="P30" style:family="paragraph" style:parent-style-name="Standard">
      <style:paragraph-properties fo:text-align="start" style:justify-single-word="false"/>
      <style:text-properties officeooo:rsid="00958497" officeooo:paragraph-rsid="00958497"/>
    </style:style>
    <style:style style:name="P31" style:family="paragraph" style:parent-style-name="Standard">
      <style:paragraph-properties fo:text-align="start" style:justify-single-word="false"/>
      <style:text-properties officeooo:rsid="009760c0" officeooo:paragraph-rsid="009760c0"/>
    </style:style>
    <style:style style:name="P32" style:family="paragraph" style:parent-style-name="Standard">
      <style:paragraph-properties fo:text-align="start" style:justify-single-word="false" fo:break-before="page"/>
      <style:text-properties officeooo:rsid="007a18f0" officeooo:paragraph-rsid="007a18f0"/>
    </style:style>
    <style:style style:name="P33" style:family="paragraph" style:parent-style-name="Standard">
      <style:paragraph-properties fo:break-before="page"/>
      <style:text-properties officeooo:rsid="0022b9f6" officeooo:paragraph-rsid="0022b9f6"/>
    </style:style>
    <style:style style:name="P34" style:family="paragraph" style:parent-style-name="Standard">
      <style:paragraph-properties fo:text-align="start" style:justify-single-word="false" fo:break-before="page"/>
      <style:text-properties officeooo:rsid="00958497" officeooo:paragraph-rsid="00958497"/>
    </style:style>
    <style:style style:name="P35" style:family="paragraph" style:parent-style-name="Header">
      <style:text-properties officeooo:rsid="000c0ed4" officeooo:paragraph-rsid="000c0ed4"/>
    </style:style>
    <style:style style:name="P36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b7f3"/>
    </style:style>
    <style:style style:name="T6" style:family="text">
      <style:text-properties officeooo:rsid="006aeedb"/>
    </style:style>
    <style:style style:name="T7" style:family="text">
      <style:text-properties officeooo:rsid="008471d1"/>
    </style:style>
    <style:style style:name="T8" style:family="text">
      <style:text-properties officeooo:rsid="00864986"/>
    </style:style>
    <style:style style:name="T9" style:family="text">
      <style:text-properties officeooo:rsid="0088a360"/>
    </style:style>
    <style:style style:name="T10" style:family="text">
      <style:text-properties officeooo:rsid="008aa533"/>
    </style:style>
    <style:style style:name="T11" style:family="text">
      <style:text-properties officeooo:rsid="0096673e"/>
    </style:style>
    <style:style style:name="T12" style:family="text">
      <style:text-properties officeooo:rsid="009760c0"/>
    </style:style>
    <style:style style:name="T13" style:family="text">
      <style:text-properties officeooo:rsid="00989bf4"/>
    </style:style>
    <style:style style:name="T14" style:family="text">
      <style:text-properties officeooo:rsid="009b5be8"/>
    </style:style>
    <style:style style:name="T15" style:family="text">
      <style:text-properties officeooo:rsid="009cda55"/>
    </style:style>
    <style:style style:name="T16" style:family="text">
      <style:text-properties officeooo:rsid="009dac4b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33">Problem 2</text:p>
      <text:p text:style-name="P10"/>
      <text:p text:style-name="P11">a) </text:p>
      <text:p text:style-name="P11"/>
      <text:p text:style-name="P11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36" svg:width="0.2291in" svg:height="0.1398in" svg:x="0in" svg:y="0.0008in" svg:viewBox="0 0 583 356" draw:points="291,356 0,356 0,0 583,0 583,356"><text:p/></draw:polygon><draw:polygon draw:style-name="gr3" draw:text-style-name="P37" svg:width="0.0445in" svg:height="0.0256in" svg:x="0.0299in" svg:y="0in" svg:viewBox="0 0 114 66" draw:points="58,0 0,59 7,66 58,23 106,66 114,59"><text:p/></draw:polygon><draw:path draw:style-name="gr4" draw:text-style-name="P37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37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37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2"><draw:g text:anchor-type="as-char" svg:y="-0.1173in" draw:z-index="3" draw:style-name="gr1"><svg:title>TexMaths</svg:title><svg:desc>12§display§\hat{x}_{ae} = B_{ae}y§svg§600§FALSE§</svg:desc><draw:polygon draw:style-name="gr18" draw:text-style-name="P36" svg:width="0.8154in" svg:height="0.1476in" svg:x="0in" svg:y="0.0004in" svg:viewBox="0 0 2072 376" draw:points="1036,376 0,376 0,0 2072,0 2072,376"><text:p/></draw:polygon><draw:polygon draw:style-name="gr19" draw:text-style-name="P37" svg:width="0.0445in" svg:height="0.0256in" svg:x="0.0299in" svg:y="0in" svg:viewBox="0 0 114 66" draw:points="58,0 0,59 7,66 58,23 106,66 114,59"><text:p/></draw:polygon><draw:path draw:style-name="gr20" draw:text-style-name="P37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37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37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37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37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37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37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37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36" svg:width="3.0358in" svg:height="0.5067in" svg:x="0in" svg:y="0.0008in" svg:viewBox="0 0 7712 1288" draw:points="3856,1288 0,1288 0,0 7712,0 7712,1288"><text:p/></draw:polygon><draw:path draw:style-name="gr70" draw:text-style-name="P37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37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37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37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37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37" svg:width="0.1665in" svg:height="0.0067in" svg:x="0.5098in" svg:y="0.2437in" svg:viewBox="0 0 424 18" draw:points="211,18 0,18 0,0 424,0 424,18"><text:p/></draw:polygon><draw:path draw:style-name="gr76" draw:text-style-name="P37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37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37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37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37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37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37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37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37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37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37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37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37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37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37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37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37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37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37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37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37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37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37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37" svg:width="0.0783in" svg:height="0.0059in" svg:x="2.1902in" svg:y="0.1071in" svg:viewBox="0 0 200 16" svg:d="M188 16c5 0 12 0 12-8s-6-8-12-8h-176c-5 0-12 0-12 7 0 9 7 9 12 9z"><text:p/></draw:path><draw:path draw:style-name="gr100" draw:text-style-name="P37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37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37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37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37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37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37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37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37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37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37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2"/>
      <text:p text:style-name="P14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36" svg:width="0.2291in" svg:height="0.1398in" svg:x="0in" svg:y="0.0008in" svg:viewBox="0 0 583 356" draw:points="291,356 0,356 0,0 583,0 583,356"><text:p/></draw:polygon><draw:polygon draw:style-name="gr8" draw:text-style-name="P37" svg:width="0.0445in" svg:height="0.0256in" svg:x="0.0299in" svg:y="0in" svg:viewBox="0 0 114 66" draw:points="58,0 0,59 7,66 58,23 106,66 114,59"><text:p/></draw:polygon><draw:path draw:style-name="gr9" draw:text-style-name="P37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37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37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3"><draw:g text:anchor-type="as-char" svg:y="-0.1173in" draw:z-index="4" draw:style-name="gr1"><svg:title>TexMaths</svg:title><svg:desc>12§display§\hat{x}_{ea} = B_{ea}y§svg§600§FALSE§</svg:desc><draw:polygon draw:style-name="gr28" draw:text-style-name="P36" svg:width="0.8154in" svg:height="0.1476in" svg:x="0in" svg:y="0.0004in" svg:viewBox="0 0 2072 376" draw:points="1036,376 0,376 0,0 2072,0 2072,376"><text:p/></draw:polygon><draw:polygon draw:style-name="gr29" draw:text-style-name="P37" svg:width="0.0445in" svg:height="0.0256in" svg:x="0.0299in" svg:y="0in" svg:viewBox="0 0 114 66" draw:points="58,0 0,59 7,66 58,23 106,66 114,59"><text:p/></draw:polygon><draw:path draw:style-name="gr30" draw:text-style-name="P37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37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37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37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37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37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37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37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36" svg:width="2.3709in" svg:height="0.5067in" svg:x="0in" svg:y="0.0008in" svg:viewBox="0 0 6023 1288" draw:points="3012,1288 0,1288 0,0 6023,0 6023,1288"><text:p/></draw:polygon><draw:path draw:style-name="gr39" draw:text-style-name="P37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37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37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37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37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37" svg:width="0.0917in" svg:height="0.0067in" svg:x="0.5098in" svg:y="0.2437in" svg:viewBox="0 0 234 18" draw:points="118,18 0,18 0,0 234,0 234,18"><text:p/></draw:polygon><draw:path draw:style-name="gr45" draw:text-style-name="P37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37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37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37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37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37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37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37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37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37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37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37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37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37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37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37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37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37" svg:width="0.0783in" svg:height="0.0059in" svg:x="1.8205in" svg:y="0.1071in" svg:viewBox="0 0 200 16" svg:d="M188 16c5 0 12 0 12-8s-6-8-12-8h-176c-5 0-12 0-12 7 0 9 7 9 12 9z"><text:p/></draw:path><draw:path draw:style-name="gr63" draw:text-style-name="P37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37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37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37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37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37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4"/>
      <text:p text:style-name="P14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36" svg:width="0.3398in" svg:height="0.1398in" svg:x="0in" svg:y="0.0008in" svg:viewBox="0 0 864 356" draw:points="432,356 0,356 0,0 864,0 864,356"><text:p/></draw:polygon><draw:polygon draw:style-name="gr13" draw:text-style-name="P37" svg:width="0.0445in" svg:height="0.0256in" svg:x="0.0299in" svg:y="0in" svg:viewBox="0 0 114 66" draw:points="58,0 0,59 7,66 58,23 106,66 114,59"><text:p/></draw:polygon><draw:path draw:style-name="gr14" draw:text-style-name="P37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37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37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37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4"/>
      <text:p text:style-name="P15">b)</text:p>
      <text:p text:style-name="P15"/>
      <text:p text:style-name="P16">I believe that <text:span text:style-name="T6">first two </text:span>methods <text:span text:style-name="T6">(average then estimate and estimate then average) </text:span>are <text:span text:style-name="T6">fundamentally</text:span> the same. <text:s/><text:span text:style-name="T5">In both cases we are averaging the values to smooth out the error directly using the least-squares approximate solution formula. In the first case we average the A matrices and in the second we average the </text:span><text:span text:style-name="T5"><draw:g text:anchor-type="as-char" svg:y="-0.1181in" draw:z-index="9" draw:style-name="gr1"><svg:title>TexMaths</svg:title><svg:desc>12§display§\hat{x}§svg§600§FALSE§</svg:desc><draw:polygon draw:style-name="gr242" draw:text-style-name="P36" svg:width="0.0949in" svg:height="0.1154in" svg:x="0in" svg:y="0.0004in" svg:viewBox="0 0 242 294" draw:points="121,294 0,294 0,0 242,0 242,294"><text:p/></draw:polygon><draw:polygon draw:style-name="gr243" draw:text-style-name="P37" svg:width="0.0445in" svg:height="0.0256in" svg:x="0.0299in" svg:y="0in" svg:viewBox="0 0 114 66" draw:points="58,0 0,59 7,66 58,23 106,66 114,59"><text:p/></draw:polygon><draw:path draw:style-name="gr244" draw:text-style-name="P37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Nonetheless, </text:span><text:span text:style-name="T5"><draw:g text:anchor-type="as-char" svg:y="-0.1165in" draw:z-index="10" draw:style-name="gr1"><svg:title>TexMaths</svg:title><svg:desc>12§display§\hat{x}_{ea}§svg§600§FALSE§</svg:desc><draw:polygon draw:style-name="gr245" draw:text-style-name="P36" svg:width="0.2291in" svg:height="0.1398in" svg:x="0in" svg:y="0.0008in" svg:viewBox="0 0 583 356" draw:points="291,356 0,356 0,0 583,0 583,356"><text:p/></draw:polygon><draw:polygon draw:style-name="gr246" draw:text-style-name="P37" svg:width="0.0445in" svg:height="0.0256in" svg:x="0.0299in" svg:y="0in" svg:viewBox="0 0 114 66" draw:points="58,0 0,59 7,66 58,23 106,66 114,59"><text:p/></draw:polygon><draw:path draw:style-name="gr247" draw:text-style-name="P37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248" draw:text-style-name="P37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49" draw:text-style-name="P37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</text:span><text:span text:style-name="T5"> is a solution that depends on the A matrices so in a sense, we are still averaging the A matrices. For the minimum RMS method, it does not say to use least-squares but we would find anyway that the least-square approximate solutions are the best guesses since they are known to minimize the residuals of </text:span><text:span text:style-name="T5"><draw:g text:anchor-type="as-char" svg:y="-0.1252in" draw:z-index="8" draw:style-name="gr1"><svg:title>TexMaths</svg:title><svg:desc>12§display§||Ax-y||§svg§600§FALSE§</svg:desc><draw:polygon draw:style-name="gr233" draw:text-style-name="P36" svg:width="0.6921in" svg:height="0.1654in" svg:x="0in" svg:y="0.0008in" svg:viewBox="0 0 1759 421" draw:points="879,421 0,421 0,0 1759,0 1759,421"><text:p/></draw:polygon><draw:path draw:style-name="gr234" draw:text-style-name="P37" svg:width="0.0067in" svg:height="0.1657in" svg:x="0.0197in" svg:y="0.0004in" svg:viewBox="0 0 18 422" svg:d="M18 16c0-9 0-16-8-16-10 0-10 7-10 16v392c0 7 0 14 10 14 8 0 8-7 8-14z"><text:p/></draw:path><draw:path draw:style-name="gr235" draw:text-style-name="P37" svg:width="0.0067in" svg:height="0.1657in" svg:x="0.0657in" svg:y="0.0004in" svg:viewBox="0 0 18 422" svg:d="M18 16c0-9 0-16-8-16-10 0-10 7-10 16v392c0 7 0 14 10 14 8 0 8-7 8-14z"><text:p/></draw:path><draw:path draw:style-name="gr236" draw:text-style-name="P37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37" draw:text-style-name="P37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38" draw:text-style-name="P37" svg:width="0.1016in" svg:height="0.0067in" svg:x="0.3614in" svg:y="0.0799in" svg:viewBox="0 0 259 18" svg:d="M244 18c7 0 15 0 15-8 0-10-8-10-15-10h-230c-7 0-14 0-14 10 0 8 7 8 14 8z"><text:p/></draw:path><draw:path draw:style-name="gr239" draw:text-style-name="P37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240" draw:text-style-name="P37" svg:width="0.0067in" svg:height="0.1657in" svg:x="0.6197in" svg:y="0.0004in" svg:viewBox="0 0 18 422" svg:d="M18 16c0-9 0-16-8-16-10 0-10 7-10 16v392c0 7 0 14 10 14 8 0 8-7 8-14z"><text:p/></draw:path><draw:path draw:style-name="gr241" draw:text-style-name="P37" svg:width="0.0067in" svg:height="0.1657in" svg:x="0.6654in" svg:y="0.0004in" svg:viewBox="0 0 18 422" svg:d="M18 16c0-9 0-16-8-16-10 0-10 7-10 16v392c0 7 0 14 10 14 8 0 8-7 8-14z"><text:p/></draw:path></draw:g></text:span><text:span text:style-name="T5">. However, the RMS method does not tell you use the solution that is the result of an average, it tells you to use one of the k solutions in your set of </text:span><text:span text:style-name="T5"><draw:g text:anchor-type="as-char" svg:y="-0.1181in" draw:z-index="11" draw:style-name="gr1"><svg:title>TexMaths</svg:title><svg:desc>12§display§\hat{x}§svg§600§FALSE§</svg:desc><draw:polygon draw:style-name="gr250" draw:text-style-name="P36" svg:width="0.0949in" svg:height="0.1154in" svg:x="0in" svg:y="0.0004in" svg:viewBox="0 0 242 294" draw:points="121,294 0,294 0,0 242,0 242,294"><text:p/></draw:polygon><draw:polygon draw:style-name="gr251" draw:text-style-name="P37" svg:width="0.0445in" svg:height="0.0256in" svg:x="0.0299in" svg:y="0in" svg:viewBox="0 0 114 66" draw:points="58,0 0,59 7,66 58,23 106,66 114,59"><text:p/></draw:polygon><draw:path draw:style-name="gr252" draw:text-style-name="P37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</text:span></text:p>
      <text:p text:style-name="P16"/>
      <text:p text:style-name="P17">Example:</text:p>
      <text:p text:style-name="P17"/>
      <text:p text:style-name="P17"><draw:g text:anchor-type="as-char" svg:y="-0.3402in" draw:z-index="7" draw:style-name="gr1"><svg:title>TexMaths</svg:title><svg:desc>12§display§A1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11" draw:text-style-name="P36" svg:width="4.7598in" svg:height="0.5965in" svg:x="0in" svg:y="0in" svg:viewBox="0 0 12091 1516" draw:points="6046,1516 0,1516 0,0 12091,0 12091,1516"><text:p/></draw:polygon><draw:path draw:style-name="gr112" draw:text-style-name="P37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13" draw:text-style-name="P37" svg:width="0.0547in" svg:height="0.1106in" svg:x="0.139in" svg:y="0.2291in" svg:viewBox="0 0 140 282" svg:d="M88 11c0-10 0-11-10-11-26 28-65 28-78 28v13c8 0 34 0 55-12v219c0 16-1 21-39 21h-14v13c16-1 52-1 70-1 17 0 54 0 68 1v-13h-13c-38 0-39-5-39-21z"><text:p/></draw:path><draw:path draw:style-name="gr114" draw:text-style-name="P37" svg:width="0.1106in" svg:height="0.039in" svg:x="0.2622in" svg:y="0.2787in" svg:viewBox="0 0 282 100" svg:d="M268 17c6 0 14 0 14-9 0-8-8-8-14-8h-254c-6 0-14 0-14 8 0 9 8 9 14 9zM268 100c6 0 14 0 14-9 0-8-8-8-14-8h-254c-6 0-14 0-14 8 0 9 8 9 14 9z"><text:p/></draw:path><draw:polygon draw:style-name="gr115" draw:text-style-name="P37" svg:width="0.0555in" svg:height="0.2984in" svg:x="0.4819in" svg:y="0in" svg:viewBox="0 0 142 759" draw:points="0,759 29,759 29,29 142,29 142,0 0,0"><text:p/></draw:polygon><draw:polygon draw:style-name="gr116" draw:text-style-name="P37" svg:width="0.0555in" svg:height="0.2984in" svg:x="0.4819in" svg:y="0.2988in" svg:viewBox="0 0 142 759" draw:points="0,759 142,759 142,730 29,730 29,0 0,0"><text:p/></draw:polygon><draw:path draw:style-name="gr117" draw:text-style-name="P37" svg:width="0.0547in" svg:height="0.1106in" svg:x="0.5949in" svg:y="0.0287in" svg:viewBox="0 0 140 282" svg:d="M88 11c0-10 0-11-10-11-26 28-65 28-78 28v13c8 0 34 0 55-12v219c0 16-1 21-39 21h-14v13c16-1 52-1 70-1 17 0 54 0 68 1v-13h-13c-38 0-39-5-39-21z"><text:p/></draw:path><draw:path draw:style-name="gr118" draw:text-style-name="P37" svg:width="0.0177in" svg:height="0.0177in" svg:x="0.6768in" svg:y="0.122in" svg:viewBox="0 0 46 46" svg:d="M46 23c0-12-10-23-23-23-12 0-23 11-23 23 0 13 11 23 23 23 13 0 23-10 23-23z"><text:p/></draw:path><draw:path draw:style-name="gr119" draw:text-style-name="P37" svg:width="0.0701in" svg:height="0.1142in" svg:x="0.7146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0" draw:text-style-name="P37" svg:width="0.0547in" svg:height="0.1106in" svg:x="0.8059in" svg:y="0.0287in" svg:viewBox="0 0 140 282" svg:d="M88 11c0-10 0-11-10-11-26 28-65 28-78 28v13c8 0 34 0 55-12v219c0 16-1 21-39 21h-14v13c16-1 52-1 70-1 17 0 54 0 68 1v-13h-13c-38 0-39-5-39-21z"><text:p/></draw:path><draw:path draw:style-name="gr121" draw:text-style-name="P37" svg:width="0.0661in" svg:height="0.1106in" svg:x="0.937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2" draw:text-style-name="P37" svg:width="0.0177in" svg:height="0.0177in" svg:x="1.026in" svg:y="0.122in" svg:viewBox="0 0 46 46" svg:d="M46 23c0-12-10-23-23-23-12 0-23 11-23 23 0 13 11 23 23 23 13 0 23-10 23-23z"><text:p/></draw:path><draw:path draw:style-name="gr123" draw:text-style-name="P37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4" draw:text-style-name="P37" svg:width="0.0701in" svg:height="0.1142in" svg:x="1.1469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5" draw:text-style-name="P37" svg:width="0.0661in" svg:height="0.1106in" svg:x="1.231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6" draw:text-style-name="P37" svg:width="0.0689in" svg:height="0.1142in" svg:x="0.5453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27" draw:text-style-name="P37" svg:width="0.0177in" svg:height="0.0177in" svg:x="0.6354in" svg:y="0.3209in" svg:viewBox="0 0 46 46" svg:d="M46 23c0-12-10-23-23-23-12 0-23 11-23 23 0 13 11 23 23 23 13 0 23-10 23-23z"><text:p/></draw:path><draw:path draw:style-name="gr128" draw:text-style-name="P37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9" draw:text-style-name="P37" svg:width="0.0701in" svg:height="0.1142in" svg:x="0.756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0" draw:text-style-name="P37" svg:width="0.0689in" svg:height="0.1142in" svg:x="0.8394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31" draw:text-style-name="P37" svg:width="0.0661in" svg:height="0.1106in" svg:x="0.97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32" draw:text-style-name="P37" svg:width="0.0177in" svg:height="0.0177in" svg:x="1.0677in" svg:y="0.3209in" svg:viewBox="0 0 46 46" svg:d="M46 23c0-12-10-23-23-23-12 0-23 11-23 23 0 13 11 23 23 23 13 0 23-10 23-23z"><text:p/></draw:path><draw:path draw:style-name="gr133" draw:text-style-name="P37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4" draw:text-style-name="P37" svg:width="0.0701in" svg:height="0.1142in" svg:x="1.188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5" draw:text-style-name="P37" svg:width="0.0713in" svg:height="0.1157in" svg:x="1.273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36" draw:text-style-name="P37" svg:width="0.0547in" svg:height="0.1106in" svg:x="0.5949in" svg:y="0.4276in" svg:viewBox="0 0 140 282" svg:d="M88 11c0-10 0-11-10-11-26 28-65 28-78 28v13c8 0 34 0 55-12v219c0 16-1 21-39 21h-14v13c16-1 52-1 70-1 17 0 54 0 68 1v-13h-13c-38 0-39-5-39-21z"><text:p/></draw:path><draw:path draw:style-name="gr137" draw:text-style-name="P37" svg:width="0.0177in" svg:height="0.0177in" svg:x="0.6768in" svg:y="0.5197in" svg:viewBox="0 0 46 46" svg:d="M46 23c0-12-10-23-23-23-12 0-23 11-23 23 0 13 11 23 23 23 13 0 23-10 23-23z"><text:p/></draw:path><draw:path draw:style-name="gr138" draw:text-style-name="P37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9" draw:text-style-name="P37" svg:width="0.0701in" svg:height="0.1142in" svg:x="0.79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0" draw:text-style-name="P37" svg:width="0.0689in" svg:height="0.1142in" svg:x="0.8811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41" draw:text-style-name="P37" svg:width="0.0736in" svg:height="0.1126in" svg:x="1.0165in" svg:y="0.4252in" svg:viewBox="0 0 188 287" svg:d="M113 217v36c0 16-1 20-33 20h-8v14c17-2 40-2 58-2 16 0 39 0 57 2v-14h-9c-32 0-33-4-33-20v-36h43v-13h-43v-193c0-9 0-11-6-11-5 0-6 0-8 5l-131 199v13zM115 204h-103l103-158z"><text:p/></draw:path><draw:path draw:style-name="gr142" draw:text-style-name="P37" svg:width="0.0177in" svg:height="0.0177in" svg:x="1.1087in" svg:y="0.5197in" svg:viewBox="0 0 46 46" svg:d="M46 23c0-12-10-23-23-23-12 0-23 11-23 23 0 13 11 23 23 23 13 0 23-10 23-23z"><text:p/></draw:path><draw:path draw:style-name="gr143" draw:text-style-name="P37" svg:width="0.0701in" svg:height="0.1142in" svg:x="1.14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4" draw:text-style-name="P37" svg:width="0.0689in" svg:height="0.1142in" svg:x="1.2303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45" draw:text-style-name="P37" svg:width="0.0555in" svg:height="0.2984in" svg:x="1.3512in" svg:y="0in" svg:viewBox="0 0 142 759" draw:points="113,759 142,759 142,0 0,0 0,29 113,29"><text:p/></draw:polygon><draw:polygon draw:style-name="gr146" draw:text-style-name="P37" svg:width="0.0555in" svg:height="0.2984in" svg:x="1.3512in" svg:y="0.2988in" svg:viewBox="0 0 142 759" draw:points="113,730 0,730 0,759 142,759 142,0 113,0"><text:p/></draw:polygon><draw:path draw:style-name="gr147" draw:text-style-name="P37" svg:width="0.1138in" svg:height="0.1189in" svg:x="1.4941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48" draw:text-style-name="P37" svg:width="0.0661in" svg:height="0.1106in" svg:x="1.6209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9" draw:text-style-name="P37" svg:width="0.1106in" svg:height="0.039in" svg:x="1.7508in" svg:y="0.2787in" svg:viewBox="0 0 282 100" svg:d="M268 17c6 0 14 0 14-9 0-8-8-8-14-8h-254c-6 0-14 0-14 8 0 9 8 9 14 9zM268 100c6 0 14 0 14-9 0-8-8-8-14-8h-254c-6 0-14 0-14 8 0 9 8 9 14 9z"><text:p/></draw:path><draw:polygon draw:style-name="gr150" draw:text-style-name="P37" svg:width="0.0555in" svg:height="0.2984in" svg:x="1.9705in" svg:y="0in" svg:viewBox="0 0 142 759" draw:points="0,759 29,759 29,29 142,29 142,0 0,0"><text:p/></draw:polygon><draw:polygon draw:style-name="gr151" draw:text-style-name="P37" svg:width="0.0555in" svg:height="0.2984in" svg:x="1.9705in" svg:y="0.2988in" svg:viewBox="0 0 142 759" draw:points="0,759 142,759 142,730 29,730 29,0 0,0"><text:p/></draw:polygon><draw:path draw:style-name="gr152" draw:text-style-name="P37" svg:width="0.0547in" svg:height="0.1106in" svg:x="2.0417in" svg:y="0.0287in" svg:viewBox="0 0 140 282" svg:d="M88 11c0-10 0-11-10-11-26 28-65 28-78 28v13c8 0 34 0 55-12v219c0 16-1 21-39 21h-14v13c16-1 52-1 70-1 17 0 54 0 68 1v-13h-13c-38 0-39-5-39-21z"><text:p/></draw:path><draw:path draw:style-name="gr153" draw:text-style-name="P37" svg:width="0.0177in" svg:height="0.0177in" svg:x="2.124in" svg:y="0.122in" svg:viewBox="0 0 46 46" svg:d="M46 23c0-12-10-23-23-23-12 0-23 11-23 23 0 13 11 23 23 23 13 0 23-10 23-23z"><text:p/></draw:path><draw:path draw:style-name="gr154" draw:text-style-name="P37" svg:width="0.0701in" svg:height="0.1142in" svg:x="2.161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5" draw:text-style-name="P37" svg:width="0.0689in" svg:height="0.1142in" svg:x="2.2449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56" draw:text-style-name="P37" svg:width="0.0701in" svg:height="0.1142in" svg:x="2.327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7" draw:text-style-name="P37" svg:width="0.0701in" svg:height="0.1142in" svg:x="2.410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8" draw:text-style-name="P37" svg:width="0.0661in" svg:height="0.1106in" svg:x="2.5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9" draw:text-style-name="P37" svg:width="0.0177in" svg:height="0.0177in" svg:x="2.6382in" svg:y="0.122in" svg:viewBox="0 0 46 46" svg:d="M46 23c0-12-10-23-23-23-12 0-23 11-23 23 0 13 11 23 23 23 13 0 23-10 23-23z"><text:p/></draw:path><draw:path draw:style-name="gr160" draw:text-style-name="P37" svg:width="0.0701in" svg:height="0.1142in" svg:x="2.676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1" draw:text-style-name="P37" svg:width="0.0689in" svg:height="0.1142in" svg:x="2.7598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2" draw:text-style-name="P37" svg:width="0.0661in" svg:height="0.1106in" svg:x="2.8437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3" draw:text-style-name="P37" svg:width="0.0701in" svg:height="0.1142in" svg:x="2.924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4" draw:text-style-name="P37" svg:width="0.0689in" svg:height="0.1142in" svg:x="2.033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65" draw:text-style-name="P37" svg:width="0.0177in" svg:height="0.0177in" svg:x="2.124in" svg:y="0.3209in" svg:viewBox="0 0 46 46" svg:d="M46 23c0-12-10-23-23-23-12 0-23 11-23 23 0 13 11 23 23 23 13 0 23-10 23-23z"><text:p/></draw:path><draw:path draw:style-name="gr166" draw:text-style-name="P37" svg:width="0.0701in" svg:height="0.1142in" svg:x="2.161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7" draw:text-style-name="P37" svg:width="0.0661in" svg:height="0.1106in" svg:x="2.246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8" draw:text-style-name="P37" svg:width="0.0689in" svg:height="0.1142in" svg:x="2.3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9" draw:text-style-name="P37" svg:width="0.0701in" svg:height="0.1142in" svg:x="2.4102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0" draw:text-style-name="P37" svg:width="0.0661in" svg:height="0.1106in" svg:x="2.5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1" draw:text-style-name="P37" svg:width="0.0177in" svg:height="0.0177in" svg:x="2.6382in" svg:y="0.3209in" svg:viewBox="0 0 46 46" svg:d="M46 23c0-12-10-23-23-23-12 0-23 11-23 23 0 13 11 23 23 23 13 0 23-10 23-23z"><text:p/></draw:path><draw:path draw:style-name="gr172" draw:text-style-name="P37" svg:width="0.0701in" svg:height="0.1142in" svg:x="2.676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3" draw:text-style-name="P37" svg:width="0.0689in" svg:height="0.1142in" svg:x="2.759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4" draw:text-style-name="P37" svg:width="0.0713in" svg:height="0.1157in" svg:x="2.844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75" draw:text-style-name="P37" svg:width="0.0701in" svg:height="0.1142in" svg:x="2.924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6" draw:text-style-name="P37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ath draw:style-name="gr177" draw:text-style-name="P37" svg:width="0.0177in" svg:height="0.0177in" svg:x="2.124in" svg:y="0.5197in" svg:viewBox="0 0 46 46" svg:d="M46 23c0-12-10-23-23-23-12 0-23 11-23 23 0 13 11 23 23 23 13 0 23-10 23-23z"><text:p/></draw:path><draw:path draw:style-name="gr178" draw:text-style-name="P37" svg:width="0.0701in" svg:height="0.1142in" svg:x="2.161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9" draw:text-style-name="P37" svg:width="0.0661in" svg:height="0.1106in" svg:x="2.2465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0" draw:text-style-name="P37" svg:width="0.0689in" svg:height="0.1142in" svg:x="2.3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81" draw:text-style-name="P37" svg:width="0.0701in" svg:height="0.1142in" svg:x="2.410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2" draw:text-style-name="P37" svg:width="0.0736in" svg:height="0.1126in" svg:x="2.5461in" svg:y="0.4252in" svg:viewBox="0 0 188 287" svg:d="M113 217v36c0 16-1 20-33 20h-8v14c17-2 40-2 58-2 16 0 39 0 57 2v-14h-9c-32 0-33-4-33-20v-36h43v-13h-43v-193c0-9 0-11-6-11-5 0-6 0-8 5l-131 199v13zM115 204h-103l103-158z"><text:p/></draw:path><draw:path draw:style-name="gr183" draw:text-style-name="P37" svg:width="0.0177in" svg:height="0.0177in" svg:x="2.6382in" svg:y="0.5197in" svg:viewBox="0 0 46 46" svg:d="M46 23c0-12-10-23-23-23-12 0-23 11-23 23 0 13 11 23 23 23 13 0 23-10 23-23z"><text:p/></draw:path><draw:path draw:style-name="gr184" draw:text-style-name="P37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185" draw:text-style-name="P37" svg:width="0.0547in" svg:height="0.1106in" svg:x="2.7677in" svg:y="0.4276in" svg:viewBox="0 0 140 282" svg:d="M88 11c0-10 0-11-10-11-26 28-65 28-78 28v13c8 0 34 0 55-12v219c0 16-1 21-39 21h-14v13c16-1 52-1 70-1 17 0 54 0 68 1v-13h-13c-38 0-39-5-39-21z"><text:p/></draw:path><draw:path draw:style-name="gr186" draw:text-style-name="P37" svg:width="0.0701in" svg:height="0.1142in" svg:x="2.842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7" draw:text-style-name="P37" svg:width="0.0701in" svg:height="0.1142in" svg:x="2.924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188" draw:text-style-name="P37" svg:width="0.0555in" svg:height="0.2984in" svg:x="3.0055in" svg:y="0in" svg:viewBox="0 0 142 759" draw:points="113,759 142,759 142,0 0,0 0,29 113,29"><text:p/></draw:polygon><draw:polygon draw:style-name="gr189" draw:text-style-name="P37" svg:width="0.0555in" svg:height="0.2984in" svg:x="3.0055in" svg:y="0.2988in" svg:viewBox="0 0 142 759" draw:points="113,730 0,730 0,759 142,759 142,0 113,0"><text:p/></draw:polygon><draw:path draw:style-name="gr190" draw:text-style-name="P37" svg:width="0.1138in" svg:height="0.1189in" svg:x="3.1209in" svg:y="0.2217in" svg:viewBox="0 0 290 303" svg:d="M155 8c-3-6-3-8-10-8s-8 2-9 8l-89 253c-7 22-24 28-47 29v13c10-1 28-1 43-1 13 0 35 0 49 1v-13c-21 0-32-11-32-21 0-2 0-6 1-8l19-55h105l23 65c0 2 1 5 1 6 0 13-24 13-35 13v13c14-1 44-1 61-1 18 0 37 0 55 1v-13h-8c-25 0-31-3-36-17zM132 56l48 137h-95z"><text:p/></draw:path><draw:path draw:style-name="gr191" draw:text-style-name="P37" svg:width="0.0689in" svg:height="0.1142in" svg:x="3.2465in" svg:y="0.2291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92" draw:text-style-name="P37" svg:width="0.1106in" svg:height="0.039in" svg:x="3.3866in" svg:y="0.2787in" svg:viewBox="0 0 282 100" svg:d="M268 17c6 0 14 0 14-9 0-8-8-8-14-8h-254c-6 0-14 0-14 8 0 9 8 9 14 9zM268 100c6 0 14 0 14-9 0-8-8-8-14-8h-254c-6 0-14 0-14 8 0 9 8 9 14 9z"><text:p/></draw:path><draw:polygon draw:style-name="gr193" draw:text-style-name="P37" svg:width="0.0555in" svg:height="0.2984in" svg:x="3.6154in" svg:y="0in" svg:viewBox="0 0 142 759" draw:points="0,759 29,759 29,29 142,29 142,0 0,0"><text:p/></draw:polygon><draw:polygon draw:style-name="gr194" draw:text-style-name="P37" svg:width="0.0555in" svg:height="0.2984in" svg:x="3.6154in" svg:y="0.2988in" svg:viewBox="0 0 142 759" draw:points="0,759 142,759 142,730 29,730 29,0 0,0"><text:p/></draw:polygon><draw:path draw:style-name="gr195" draw:text-style-name="P37" svg:width="0.0547in" svg:height="0.1106in" svg:x="3.6866in" svg:y="0.0287in" svg:viewBox="0 0 140 282" svg:d="M88 11c0-10 0-11-10-11-26 28-65 28-78 28v13c8 0 34 0 55-12v219c0 16-1 21-39 21h-14v13c16-1 52-1 70-1 17 0 54 0 68 1v-13h-13c-38 0-39-5-39-21z"><text:p/></draw:path><draw:path draw:style-name="gr196" draw:text-style-name="P37" svg:width="0.0177in" svg:height="0.0177in" svg:x="3.7689in" svg:y="0.122in" svg:viewBox="0 0 46 46" svg:d="M46 23c0-12-10-23-23-23-12 0-23 11-23 23 0 13 11 23 23 23 13 0 23-10 23-23z"><text:p/></draw:path><draw:path draw:style-name="gr197" draw:text-style-name="P37" svg:width="0.0661in" svg:height="0.1106in" svg:x="3.809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8" draw:text-style-name="P37" svg:width="0.0547in" svg:height="0.1106in" svg:x="3.8984in" svg:y="0.0287in" svg:viewBox="0 0 140 282" svg:d="M88 11c0-10 0-11-10-11-26 28-65 28-78 28v13c8 0 34 0 55-12v219c0 16-1 21-39 21h-14v13c16-1 52-1 70-1 17 0 54 0 68 1v-13h-13c-38 0-39-5-39-21z"><text:p/></draw:path><draw:path draw:style-name="gr199" draw:text-style-name="P37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0" draw:text-style-name="P37" svg:width="0.0701in" svg:height="0.1142in" svg:x="4.055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1" draw:text-style-name="P37" svg:width="0.0661in" svg:height="0.1106in" svg:x="4.1949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2" draw:text-style-name="P37" svg:width="0.0177in" svg:height="0.0177in" svg:x="4.2839in" svg:y="0.122in" svg:viewBox="0 0 46 46" svg:d="M46 23c0-12-10-23-23-23-12 0-23 11-23 23 0 13 11 23 23 23 13 0 23-10 23-23z"><text:p/></draw:path><draw:path draw:style-name="gr203" draw:text-style-name="P37" svg:width="0.0701in" svg:height="0.1142in" svg:x="4.322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4" draw:text-style-name="P37" svg:width="0.0661in" svg:height="0.1142in" svg:x="4.4067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05" draw:text-style-name="P37" svg:width="0.0661in" svg:height="0.1106in" svg:x="4.4894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6" draw:text-style-name="P37" svg:width="0.0701in" svg:height="0.1142in" svg:x="4.570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7" draw:text-style-name="P37" svg:width="0.0689in" svg:height="0.1142in" svg:x="3.679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208" draw:text-style-name="P37" svg:width="0.0177in" svg:height="0.0177in" svg:x="3.7689in" svg:y="0.3209in" svg:viewBox="0 0 46 46" svg:d="M46 23c0-12-10-23-23-23-12 0-23 11-23 23 0 13 11 23 23 23 13 0 23-10 23-23z"><text:p/></draw:path><draw:path draw:style-name="gr209" draw:text-style-name="P37" svg:width="0.0701in" svg:height="0.1142in" svg:x="3.807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0" draw:text-style-name="P37" svg:width="0.0661in" svg:height="0.1106in" svg:x="3.891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1" draw:text-style-name="P37" svg:width="0.0689in" svg:height="0.1142in" svg:x="3.97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2" draw:text-style-name="P37" svg:width="0.0701in" svg:height="0.1142in" svg:x="4.055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3" draw:text-style-name="P37" svg:width="0.0661in" svg:height="0.1106in" svg:x="4.1949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4" draw:text-style-name="P37" svg:width="0.0177in" svg:height="0.0177in" svg:x="4.2839in" svg:y="0.3209in" svg:viewBox="0 0 46 46" svg:d="M46 23c0-12-10-23-23-23-12 0-23 11-23 23 0 13 11 23 23 23 13 0 23-10 23-23z"><text:p/></draw:path><draw:path draw:style-name="gr215" draw:text-style-name="P37" svg:width="0.0701in" svg:height="0.1142in" svg:x="4.32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6" draw:text-style-name="P37" svg:width="0.0689in" svg:height="0.1142in" svg:x="4.4051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7" draw:text-style-name="P37" svg:width="0.0713in" svg:height="0.1157in" svg:x="4.490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18" draw:text-style-name="P37" svg:width="0.0701in" svg:height="0.1142in" svg:x="4.570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9" draw:text-style-name="P37" svg:width="0.0547in" svg:height="0.1106in" svg:x="3.6866in" svg:y="0.4276in" svg:viewBox="0 0 140 282" svg:d="M88 11c0-10 0-11-10-11-26 28-65 28-78 28v13c8 0 34 0 55-12v219c0 16-1 21-39 21h-14v13c16-1 52-1 70-1 17 0 54 0 68 1v-13h-13c-38 0-39-5-39-21z"><text:p/></draw:path><draw:path draw:style-name="gr220" draw:text-style-name="P37" svg:width="0.0177in" svg:height="0.0177in" svg:x="3.7689in" svg:y="0.5197in" svg:viewBox="0 0 46 46" svg:d="M46 23c0-12-10-23-23-23-12 0-23 11-23 23 0 13 11 23 23 23 13 0 23-10 23-23z"><text:p/></draw:path><draw:path draw:style-name="gr221" draw:text-style-name="P37" svg:width="0.0701in" svg:height="0.1142in" svg:x="3.807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2" draw:text-style-name="P37" svg:width="0.0547in" svg:height="0.1106in" svg:x="3.8984in" svg:y="0.4276in" svg:viewBox="0 0 140 282" svg:d="M88 11c0-10 0-11-10-11-26 28-65 28-78 28v13c8 0 34 0 55-12v219c0 16-1 21-39 21h-14v13c16-1 52-1 70-1 17 0 54 0 68 1v-13h-13c-38 0-39-5-39-21z"><text:p/></draw:path><draw:path draw:style-name="gr223" draw:text-style-name="P37" svg:width="0.0689in" svg:height="0.1142in" svg:x="3.97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24" draw:text-style-name="P37" svg:width="0.0701in" svg:height="0.1142in" svg:x="4.055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5" draw:text-style-name="P37" svg:width="0.0736in" svg:height="0.1126in" svg:x="4.1917in" svg:y="0.4252in" svg:viewBox="0 0 188 287" svg:d="M113 217v36c0 16-1 20-33 20h-8v14c17-2 40-2 58-2 16 0 39 0 57 2v-14h-9c-32 0-33-4-33-20v-36h43v-13h-43v-193c0-9 0-11-6-11-5 0-6 0-8 5l-131 199v13zM115 204h-103l103-158z"><text:p/></draw:path><draw:path draw:style-name="gr226" draw:text-style-name="P37" svg:width="0.0177in" svg:height="0.0177in" svg:x="4.2839in" svg:y="0.5197in" svg:viewBox="0 0 46 46" svg:d="M46 23c0-12-10-23-23-23-12 0-23 11-23 23 0 13 11 23 23 23 13 0 23-10 23-23z"><text:p/></draw:path><draw:path draw:style-name="gr227" draw:text-style-name="P37" svg:width="0.0547in" svg:height="0.1106in" svg:x="4.3299in" svg:y="0.4276in" svg:viewBox="0 0 140 282" svg:d="M88 11c0-10 0-11-10-11-26 28-65 28-78 28v13c8 0 34 0 55-12v219c0 16-1 21-39 21h-14v13c16-1 52-1 70-1 17 0 54 0 68 1v-13h-13c-38 0-39-5-39-21z"><text:p/></draw:path><draw:path draw:style-name="gr228" draw:text-style-name="P37" svg:width="0.0689in" svg:height="0.1142in" svg:x="4.4051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29" draw:text-style-name="P37" svg:width="0.0701in" svg:height="0.1142in" svg:x="4.4874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0" draw:text-style-name="P37" svg:width="0.0701in" svg:height="0.1142in" svg:x="4.570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31" draw:text-style-name="P37" svg:width="0.0555in" svg:height="0.2984in" svg:x="4.6508in" svg:y="0in" svg:viewBox="0 0 142 759" draw:points="113,759 142,759 142,0 0,0 0,29 113,29"><text:p/></draw:polygon><draw:polygon draw:style-name="gr232" draw:text-style-name="P37" svg:width="0.0555in" svg:height="0.2984in" svg:x="4.6508in" svg:y="0.2988in" svg:viewBox="0 0 142 759" draw:points="113,730 0,730 0,759 142,759 142,0 113,0"><text:p/></draw:polygon></draw:g></text:p>
      <text:p text:style-name="P17"/>
      <text:p text:style-name="P18"><draw:g text:anchor-type="as-char" svg:y="-0.3402in" draw:z-index="13" draw:style-name="gr1"><svg:title>TexMaths</svg:title><svg:desc>12§display§y = \begin{bmatrix}
1 \\ 2 \\ 3
\end{bmatrix}
\hat{x}_{1} = 
\begin{bmatrix}
0.2064 \\
0.6379
\end{bmatrix}
\hat{x}_{2} =
\begin{bmatrix}
0.2015 \\
0.6326
\end{bmatrix}
\hat{x}_{3} = 
\begin{bmatrix}
0.1850 \\
0.6350
\end{bmatrix}§svg§600§FALSE§</svg:desc><draw:polygon draw:style-name="gr316" draw:text-style-name="P36" svg:width="3.7752in" svg:height="0.5965in" svg:x="0in" svg:y="0in" svg:viewBox="0 0 9590 1516" draw:points="4795,1516 0,1516 0,0 9590,0 9590,1516"><text:p/></draw:polygon><draw:path draw:style-name="gr317" draw:text-style-name="P37" svg:width="0.0768in" svg:height="0.1071in" svg:x="0.0047in" svg:y="0.2665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4-11 15-28 28-47 28-6 0-25-1-32-18 7 0 12 0 18-5 4-5 8-9 8-18 0-13-11-14-16-14-9 0-24 6-24 27s20 36 46 36c43 0 88-38 100-86z"><text:p/></draw:path><draw:path draw:style-name="gr318" draw:text-style-name="P37" svg:width="0.1106in" svg:height="0.039in" svg:x="0.1425in" svg:y="0.2787in" svg:viewBox="0 0 282 100" svg:d="M268 17c6 0 14 0 14-9 0-8-8-8-14-8h-254c-6 0-14 0-14 8 0 9 8 9 14 9zM268 100c6 0 14 0 14-9 0-8-8-8-14-8h-254c-6 0-14 0-14 8 0 9 8 9 14 9z"><text:p/></draw:path><draw:polygon draw:style-name="gr319" draw:text-style-name="P37" svg:width="0.0555in" svg:height="0.2984in" svg:x="0.3618in" svg:y="0in" svg:viewBox="0 0 142 759" draw:points="0,759 29,759 29,29 142,29 142,0 0,0"><text:p/></draw:polygon><draw:polygon draw:style-name="gr320" draw:text-style-name="P37" svg:width="0.0555in" svg:height="0.2984in" svg:x="0.3618in" svg:y="0.2988in" svg:viewBox="0 0 142 759" draw:points="0,759 142,759 142,730 29,730 29,0 0,0"><text:p/></draw:polygon><draw:path draw:style-name="gr321" draw:text-style-name="P37" svg:width="0.0547in" svg:height="0.1106in" svg:x="0.4331in" svg:y="0.0287in" svg:viewBox="0 0 140 282" svg:d="M88 11c0-10 0-11-10-11-26 28-65 28-78 28v13c8 0 34 0 55-12v219c0 16-1 21-39 21h-14v13c16-1 52-1 70-1 17 0 54 0 68 1v-13h-13c-38 0-39-5-39-21z"><text:p/></draw:path><draw:path draw:style-name="gr322" draw:text-style-name="P37" svg:width="0.0661in" svg:height="0.1106in" svg:x="0.4272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23" draw:text-style-name="P37" svg:width="0.0689in" svg:height="0.1142in" svg:x="0.4256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olygon draw:style-name="gr324" draw:text-style-name="P37" svg:width="0.0555in" svg:height="0.2984in" svg:x="0.5028in" svg:y="0in" svg:viewBox="0 0 142 759" draw:points="113,759 142,759 142,0 0,0 0,29 113,29"><text:p/></draw:polygon><draw:polygon draw:style-name="gr325" draw:text-style-name="P37" svg:width="0.0555in" svg:height="0.2984in" svg:x="0.5028in" svg:y="0.2988in" svg:viewBox="0 0 142 759" draw:points="113,730 0,730 0,759 142,759 142,0 113,0"><text:p/></draw:polygon><draw:polygon draw:style-name="gr326" draw:text-style-name="P37" svg:width="0.0445in" svg:height="0.0256in" svg:x="0.6701in" svg:y="0.2256in" svg:viewBox="0 0 114 66" draw:points="58,0 0,59 7,66 58,23 106,66 114,59"><text:p/></draw:polygon><draw:path draw:style-name="gr327" draw:text-style-name="P37" svg:width="0.0827in" svg:height="0.0752in" svg:x="0.6449in" svg:y="0.266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28" draw:text-style-name="P37" svg:width="0.0425in" svg:height="0.0772in" svg:x="0.7472in" svg:y="0.2878in" svg:viewBox="0 0 109 197" svg:d="M67 8c0-8 0-8-8-8-19 19-47 19-59 19v11c7 0 26 0 43-8v151c0 9 0 13-30 13h-11v11c5 0 42-2 53-2 10 0 47 2 54 2v-11h-12c-30 0-30-4-30-13z"><text:p/></draw:path><draw:path draw:style-name="gr329" draw:text-style-name="P37" svg:width="0.1106in" svg:height="0.039in" svg:x="0.865in" svg:y="0.2787in" svg:viewBox="0 0 282 100" svg:d="M268 17c6 0 14 0 14-9 0-8-8-8-14-8h-254c-6 0-14 0-14 8 0 9 8 9 14 9zM268 100c6 0 14 0 14-9 0-8-8-8-14-8h-254c-6 0-14 0-14 8 0 9 8 9 14 9z"><text:p/></draw:path><draw:polygon draw:style-name="gr330" draw:text-style-name="P37" svg:width="0.0437in" svg:height="0.398in" svg:x="1.072in" svg:y="0.0996in" svg:viewBox="0 0 112 1012" draw:points="0,1012 112,1012 112,989 24,989 24,23 112,23 112,0 0,0"><text:p/></draw:polygon><draw:path draw:style-name="gr331" draw:text-style-name="P37" svg:width="0.0701in" svg:height="0.1142in" svg:x="1.1244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2" draw:text-style-name="P37" svg:width="0.0177in" svg:height="0.0177in" svg:x="1.215in" svg:y="0.2217in" svg:viewBox="0 0 46 46" svg:d="M46 23c0-12-10-23-23-23-12 0-23 11-23 23 0 13 11 23 23 23 13 0 23-10 23-23z"><text:p/></draw:path><draw:path draw:style-name="gr333" draw:text-style-name="P37" svg:width="0.0661in" svg:height="0.1106in" svg:x="1.2547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34" draw:text-style-name="P37" svg:width="0.0701in" svg:height="0.1142in" svg:x="1.3358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35" draw:text-style-name="P37" svg:width="0.0689in" svg:height="0.1142in" svg:x="1.4193in" svg:y="0.1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36" draw:text-style-name="P37" svg:width="0.0736in" svg:height="0.1126in" svg:x="1.4996in" svg:y="0.1264in" svg:viewBox="0 0 188 287" svg:d="M113 217v36c0 16-1 20-33 20h-8v14c17-2 40-2 58-2 16 0 39 0 57 2v-14h-9c-32 0-33-4-33-20v-36h43v-13h-43v-193c0-9 0-11-6-11-5 0-6 0-8 5l-131 199v13zM115 204h-103l103-158z"><text:p/></draw:path><draw:path draw:style-name="gr337" draw:text-style-name="P37" svg:width="0.0701in" svg:height="0.1142in" svg:x="1.1244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8" draw:text-style-name="P37" svg:width="0.0177in" svg:height="0.0177in" svg:x="1.215in" svg:y="0.4205in" svg:viewBox="0 0 46 46" svg:d="M46 23c0-12-10-23-23-23-12 0-23 11-23 23 0 13 11 23 23 23 13 0 23-10 23-23z"><text:p/></draw:path><draw:path draw:style-name="gr339" draw:text-style-name="P37" svg:width="0.0689in" svg:height="0.1142in" svg:x="1.253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40" draw:text-style-name="P37" svg:width="0.0689in" svg:height="0.1142in" svg:x="1.3366in" svg:y="0.328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41" draw:text-style-name="P37" svg:width="0.0713in" svg:height="0.1157in" svg:x="1.4217in" svg:y="0.325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342" draw:text-style-name="P37" svg:width="0.0689in" svg:height="0.1142in" svg:x="1.502in" svg:y="0.328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olygon draw:style-name="gr343" draw:text-style-name="P37" svg:width="0.0437in" svg:height="0.398in" svg:x="1.5815in" svg:y="0.0996in" svg:viewBox="0 0 112 1012" draw:points="89,989 0,989 0,1012 112,1012 112,0 0,0 0,23 89,23"><text:p/></draw:polygon><draw:polygon draw:style-name="gr344" draw:text-style-name="P37" svg:width="0.0445in" svg:height="0.0256in" svg:x="1.7244in" svg:y="0.2256in" svg:viewBox="0 0 114 66" draw:points="58,0 0,59 7,66 58,23 106,66 114,59"><text:p/></draw:polygon><draw:path draw:style-name="gr345" draw:text-style-name="P37" svg:width="0.0827in" svg:height="0.0752in" svg:x="1.6992in" svg:y="0.2665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7z"><text:p/></draw:path><draw:path draw:style-name="gr346" draw:text-style-name="P37" svg:width="0.0516in" svg:height="0.0772in" svg:x="1.7961in" svg:y="0.2878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47" draw:text-style-name="P37" svg:width="0.1106in" svg:height="0.039in" svg:x="1.9193in" svg:y="0.2787in" svg:viewBox="0 0 282 100" svg:d="M268 17c6 0 14 0 14-9 0-8-8-8-14-8h-254c-6 0-14 0-14 8 0 9 8 9 14 9zM268 100c6 0 14 0 14-9 0-8-8-8-14-8h-254c-6 0-14 0-14 8 0 9 8 9 14 9z"><text:p/></draw:path><draw:polygon draw:style-name="gr348" draw:text-style-name="P37" svg:width="0.0437in" svg:height="0.398in" svg:x="2.1264in" svg:y="0.0996in" svg:viewBox="0 0 112 1012" draw:points="0,1012 112,1012 112,989 24,989 24,23 112,23 112,0 0,0"><text:p/></draw:polygon><draw:path draw:style-name="gr349" draw:text-style-name="P37" svg:width="0.0701in" svg:height="0.1142in" svg:x="2.1787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0" draw:text-style-name="P37" svg:width="0.0177in" svg:height="0.0177in" svg:x="2.2697in" svg:y="0.2217in" svg:viewBox="0 0 46 46" svg:d="M46 23c0-12-10-23-23-23-12 0-23 11-23 23 0 13 11 23 23 23 13 0 23-10 23-23z"><text:p/></draw:path><draw:path draw:style-name="gr351" draw:text-style-name="P37" svg:width="0.0661in" svg:height="0.1106in" svg:x="2.3091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52" draw:text-style-name="P37" svg:width="0.0701in" svg:height="0.1142in" svg:x="2.39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53" draw:text-style-name="P37" svg:width="0.0547in" svg:height="0.1106in" svg:x="2.4811in" svg:y="0.1283in" svg:viewBox="0 0 140 282" svg:d="M88 11c0-10 0-11-10-11-26 28-65 28-78 28v13c8 0 34 0 55-12v219c0 16-1 21-39 21h-14v13c16-1 52-1 70-1 17 0 54 0 68 1v-13h-13c-38 0-39-5-39-21z"><text:p/></draw:path><draw:path draw:style-name="gr354" draw:text-style-name="P37" svg:width="0.0661in" svg:height="0.1142in" svg:x="2.5579in" svg:y="0.1283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355" draw:text-style-name="P37" svg:width="0.0701in" svg:height="0.1142in" svg:x="2.1787in" svg:y="0.328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6" draw:text-style-name="P37" svg:width="0.0177in" svg:height="0.0177in" svg:x="2.2697in" svg:y="0.4205in" svg:viewBox="0 0 46 46" svg:d="M46 23c0-12-10-23-23-23-12 0-23 11-23 23 0 13 11 23 23 23 13 0 23-10 23-23z"><text:p/></draw:path><draw:path draw:style-name="gr357" draw:text-style-name="P37" svg:width="0.0689in" svg:height="0.1142in" svg:x="2.307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58" draw:text-style-name="P37" svg:width="0.0689in" svg:height="0.1142in" svg:x="2.3909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359" draw:text-style-name="P37" svg:width="0.0661in" svg:height="0.1106in" svg:x="2.4744in" svg:y="0.3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60" draw:text-style-name="P37" svg:width="0.0689in" svg:height="0.1142in" svg:x="2.5563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olygon draw:style-name="gr361" draw:text-style-name="P37" svg:width="0.0437in" svg:height="0.398in" svg:x="2.6362in" svg:y="0.0996in" svg:viewBox="0 0 112 1012" draw:points="89,989 0,989 0,1012 112,1012 112,0 0,0 0,23 89,23"><text:p/></draw:polygon><draw:polygon draw:style-name="gr362" draw:text-style-name="P37" svg:width="0.0445in" svg:height="0.0256in" svg:x="2.7787in" svg:y="0.2256in" svg:viewBox="0 0 114 66" draw:points="58,0 0,59 7,66 58,23 106,66 114,59"><text:p/></draw:polygon><draw:path draw:style-name="gr363" draw:text-style-name="P37" svg:width="0.0827in" svg:height="0.0752in" svg:x="2.7539in" svg:y="0.2665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64" draw:text-style-name="P37" svg:width="0.0535in" svg:height="0.0795in" svg:x="2.8496in" svg:y="0.2878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65" draw:text-style-name="P37" svg:width="0.1106in" svg:height="0.039in" svg:x="2.974in" svg:y="0.2787in" svg:viewBox="0 0 282 100" svg:d="M268 17c6 0 14 0 14-9 0-8-8-8-14-8h-254c-6 0-14 0-14 8 0 9 8 9 14 9zM268 100c6 0 14 0 14-9 0-8-8-8-14-8h-254c-6 0-14 0-14 8 0 9 8 9 14 9z"><text:p/></draw:path><draw:polygon draw:style-name="gr366" draw:text-style-name="P37" svg:width="0.0437in" svg:height="0.398in" svg:x="3.1807in" svg:y="0.0996in" svg:viewBox="0 0 112 1012" draw:points="0,1012 112,1012 112,989 24,989 24,23 112,23 112,0 0,0"><text:p/></draw:polygon><draw:path draw:style-name="gr367" draw:text-style-name="P37" svg:width="0.0701in" svg:height="0.1142in" svg:x="3.2331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68" draw:text-style-name="P37" svg:width="0.0177in" svg:height="0.0177in" svg:x="3.324in" svg:y="0.2217in" svg:viewBox="0 0 46 46" svg:d="M46 23c0-12-10-23-23-23-12 0-23 11-23 23 0 13 11 23 23 23 13 0 23-10 23-23z"><text:p/></draw:path><draw:path draw:style-name="gr369" draw:text-style-name="P37" svg:width="0.0547in" svg:height="0.1106in" svg:x="3.3701in" svg:y="0.1283in" svg:viewBox="0 0 140 282" svg:d="M88 11c0-10 0-11-10-11-26 28-65 28-78 28v13c8 0 34 0 55-12v219c0 16-1 21-39 21h-14v13c16-1 52-1 70-1 17 0 54 0 68 1v-13h-13c-38 0-39-5-39-21z"><text:p/></draw:path><draw:path draw:style-name="gr370" draw:text-style-name="P37" svg:width="0.0689in" svg:height="0.1142in" svg:x="3.4453in" svg:y="0.1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71" draw:text-style-name="P37" svg:width="0.0661in" svg:height="0.1142in" svg:x="3.5291in" svg:y="0.1283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2" draw:text-style-name="P37" svg:width="0.0701in" svg:height="0.1142in" svg:x="3.61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3" draw:text-style-name="P37" svg:width="0.0701in" svg:height="0.1142in" svg:x="3.2331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4" draw:text-style-name="P37" svg:width="0.0177in" svg:height="0.0177in" svg:x="3.324in" svg:y="0.4205in" svg:viewBox="0 0 46 46" svg:d="M46 23c0-12-10-23-23-23-12 0-23 11-23 23 0 13 11 23 23 23 13 0 23-10 23-23z"><text:p/></draw:path><draw:path draw:style-name="gr375" draw:text-style-name="P37" svg:width="0.0689in" svg:height="0.1142in" svg:x="3.3622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76" draw:text-style-name="P37" svg:width="0.0689in" svg:height="0.1142in" svg:x="3.4453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377" draw:text-style-name="P37" svg:width="0.0661in" svg:height="0.1142in" svg:x="3.5291in" svg:y="0.328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8" draw:text-style-name="P37" svg:width="0.0701in" svg:height="0.1142in" svg:x="3.6102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379" draw:text-style-name="P37" svg:width="0.0437in" svg:height="0.398in" svg:x="3.6906in" svg:y="0.0996in" svg:viewBox="0 0 112 1012" draw:points="89,989 0,989 0,1012 112,1012 112,0 0,0 0,23 89,23"><text:p/></draw:polygon></draw:g></text:p>
      <text:p text:style-name="P18"/>
      <text:p text:style-name="P17"><draw:g text:anchor-type="as-char" svg:y="-0.2402in" draw:z-index="12" draw:style-name="gr1"><svg:title>TexMaths</svg:title><svg:desc>12§display§\hat{x}_{ae} = 
\begin{bmatrix}
0.1979 \\
0.6350
\end{bmatrix}
\hat{x}_{ea} =
\begin{bmatrix}
0.1976 \\
0.6352
\end{bmatrix}
\hat{x}_{rms} = \hat{x}_{2} = 
\begin{bmatrix}
0.2015 \\
0.6326
\end{bmatrix}§svg§600§FALSE§</svg:desc><draw:polygon draw:style-name="gr253" draw:text-style-name="P36" svg:width="3.8425in" svg:height="0.3972in" svg:x="0in" svg:y="0in" svg:viewBox="0 0 9761 1010" draw:points="4881,1010 0,1010 0,0 9761,0 9761,1010"><text:p/></draw:polygon><draw:polygon draw:style-name="gr254" draw:text-style-name="P37" svg:width="0.0445in" svg:height="0.0256in" svg:x="0.0299in" svg:y="0.1256in" svg:viewBox="0 0 114 66" draw:points="58,0 0,59 7,66 58,23 106,66 114,59"><text:p/></draw:polygon><draw:path draw:style-name="gr255" draw:text-style-name="P37" svg:width="0.0827in" svg:height="0.0752in" svg:x="0.0047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56" draw:text-style-name="P37" svg:width="0.0591in" svg:height="0.0524in" svg:x="0.1016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57" draw:text-style-name="P37" svg:width="0.0496in" svg:height="0.0524in" svg:x="0.174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58" draw:text-style-name="P37" svg:width="0.1106in" svg:height="0.039in" svg:x="0.2937in" svg:y="0.1799in" svg:viewBox="0 0 282 100" svg:d="M268 17c6 0 14 0 14-9 0-8-8-8-14-8h-254c-6 0-14 0-14 8 0 9 8 9 14 9zM268 100c6 0 14 0 14-9 0-8-8-8-14-8h-254c-6 0-14 0-14 8 0 9 8 9 14 9z"><text:p/></draw:path><draw:polygon draw:style-name="gr259" draw:text-style-name="P37" svg:width="0.0437in" svg:height="0.3988in" svg:x="0.5008in" svg:y="0in" svg:viewBox="0 0 112 1014" draw:points="0,1014 112,1014 112,991 24,991 24,23 112,23 112,0 0,0"><text:p/></draw:polygon><draw:path draw:style-name="gr260" draw:text-style-name="P37" svg:width="0.0701in" svg:height="0.1146in" svg:x="0.55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1" draw:text-style-name="P37" svg:width="0.0177in" svg:height="0.0177in" svg:x="0.6437in" svg:y="0.122in" svg:viewBox="0 0 46 46" svg:d="M46 23c0-12-10-23-23-23-12 0-23 11-23 23 0 13 11 23 23 23 13 0 23-10 23-23z"><text:p/></draw:path><draw:path draw:style-name="gr262" draw:text-style-name="P37" svg:width="0.0547in" svg:height="0.1106in" svg:x="0.6902in" svg:y="0.0287in" svg:viewBox="0 0 140 282" svg:d="M88 11c0-10 0-11-10-11-26 28-65 28-78 28v13c8 0 34 0 55-12v220c0 15-1 20-39 20h-14v13c16-1 52-1 70-1 17 0 54 0 68 1v-13h-13c-38 0-39-5-39-20z"><text:p/></draw:path><draw:path draw:style-name="gr263" draw:text-style-name="P37" svg:width="0.0689in" svg:height="0.1146in" svg:x="0.765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4" draw:text-style-name="P37" svg:width="0.0713in" svg:height="0.1157in" svg:x="0.8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65" draw:text-style-name="P37" svg:width="0.0689in" svg:height="0.1146in" svg:x="0.9307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6" draw:text-style-name="P37" svg:width="0.0701in" svg:height="0.1146in" svg:x="0.5531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7" draw:text-style-name="P37" svg:width="0.0177in" svg:height="0.0177in" svg:x="0.6437in" svg:y="0.3217in" svg:viewBox="0 0 46 46" svg:d="M46 23c0-12-10-23-23-23-12 0-23 11-23 23 0 13 11 23 23 23 13 0 23-10 23-23z"><text:p/></draw:path><draw:path draw:style-name="gr268" draw:text-style-name="P37" svg:width="0.0689in" svg:height="0.1146in" svg:x="0.6823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69" draw:text-style-name="P37" svg:width="0.0689in" svg:height="0.1146in" svg:x="0.765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70" draw:text-style-name="P37" svg:width="0.0661in" svg:height="0.1146in" svg:x="0.8488in" svg:y="0.2283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71" draw:text-style-name="P37" svg:width="0.0701in" svg:height="0.1146in" svg:x="0.9303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72" draw:text-style-name="P37" svg:width="0.0437in" svg:height="0.3988in" svg:x="1.0106in" svg:y="0in" svg:viewBox="0 0 112 1014" draw:points="89,991 0,991 0,1014 112,1014 112,0 0,0 0,23 89,23"><text:p/></draw:polygon><draw:polygon draw:style-name="gr273" draw:text-style-name="P37" svg:width="0.0445in" svg:height="0.0256in" svg:x="1.1531in" svg:y="0.1256in" svg:viewBox="0 0 114 66" draw:points="58,0 0,59 7,66 58,23 106,66 114,59"><text:p/></draw:polygon><draw:path draw:style-name="gr274" draw:text-style-name="P37" svg:width="0.0827in" svg:height="0.0752in" svg:x="1.128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275" draw:text-style-name="P37" svg:width="0.0496in" svg:height="0.0524in" svg:x="1.2256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76" draw:text-style-name="P37" svg:width="0.0591in" svg:height="0.0524in" svg:x="1.2878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77" draw:text-style-name="P37" svg:width="0.1106in" svg:height="0.039in" svg:x="1.4169in" svg:y="0.1799in" svg:viewBox="0 0 282 100" svg:d="M268 17c6 0 14 0 14-9 0-8-8-8-14-8h-254c-6 0-14 0-14 8 0 9 8 9 14 9zM268 100c6 0 14 0 14-9 0-8-8-8-14-8h-254c-6 0-14 0-14 8 0 9 8 9 14 9z"><text:p/></draw:path><draw:polygon draw:style-name="gr278" draw:text-style-name="P37" svg:width="0.0437in" svg:height="0.3988in" svg:x="1.6236in" svg:y="0in" svg:viewBox="0 0 112 1014" draw:points="0,1014 112,1014 112,991 24,991 24,23 112,23 112,0 0,0"><text:p/></draw:polygon><draw:path draw:style-name="gr279" draw:text-style-name="P37" svg:width="0.0701in" svg:height="0.1146in" svg:x="1.676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0" draw:text-style-name="P37" svg:width="0.0177in" svg:height="0.0177in" svg:x="1.7669in" svg:y="0.122in" svg:viewBox="0 0 46 46" svg:d="M46 23c0-12-10-23-23-23-12 0-23 11-23 23 0 13 11 23 23 23 13 0 23-10 23-23z"><text:p/></draw:path><draw:path draw:style-name="gr281" draw:text-style-name="P37" svg:width="0.0547in" svg:height="0.1106in" svg:x="1.8134in" svg:y="0.0287in" svg:viewBox="0 0 140 282" svg:d="M88 11c0-10 0-11-10-11-26 28-65 28-78 28v13c8 0 34 0 55-12v220c0 15-1 20-39 20h-14v13c16-1 52-1 70-1 17 0 54 0 68 1v-13h-13c-38 0-39-5-39-20z"><text:p/></draw:path><draw:path draw:style-name="gr282" draw:text-style-name="P37" svg:width="0.0689in" svg:height="0.1146in" svg:x="1.8882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83" draw:text-style-name="P37" svg:width="0.0713in" svg:height="0.1157in" svg:x="1.9732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84" draw:text-style-name="P37" svg:width="0.0689in" svg:height="0.1146in" svg:x="2.0535in" svg:y="0.0287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5" draw:text-style-name="P37" svg:width="0.0701in" svg:height="0.1146in" svg:x="1.6764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6" draw:text-style-name="P37" svg:width="0.0177in" svg:height="0.0177in" svg:x="1.7669in" svg:y="0.3217in" svg:viewBox="0 0 46 46" svg:d="M46 23c0-12-10-23-23-23-12 0-23 11-23 23 0 13 11 23 23 23 13 0 23-10 23-23z"><text:p/></draw:path><draw:path draw:style-name="gr287" draw:text-style-name="P37" svg:width="0.0689in" svg:height="0.1146in" svg:x="1.805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8" draw:text-style-name="P37" svg:width="0.0689in" svg:height="0.1146in" svg:x="1.8882in" svg:y="0.2283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89" draw:text-style-name="P37" svg:width="0.0661in" svg:height="0.1146in" svg:x="1.9724in" svg:y="0.2283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290" draw:text-style-name="P37" svg:width="0.0661in" svg:height="0.1106in" svg:x="2.055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291" draw:text-style-name="P37" svg:width="0.0437in" svg:height="0.3988in" svg:x="2.1335in" svg:y="0in" svg:viewBox="0 0 112 1014" draw:points="89,991 0,991 0,1014 112,1014 112,0 0,0 0,23 89,23"><text:p/></draw:polygon><draw:polygon draw:style-name="gr292" draw:text-style-name="P37" svg:width="0.0445in" svg:height="0.0256in" svg:x="2.276in" svg:y="0.1256in" svg:viewBox="0 0 114 66" draw:points="58,0 0,59 7,66 58,23 106,66 114,59"><text:p/></draw:polygon><draw:path draw:style-name="gr293" draw:text-style-name="P37" svg:width="0.0827in" svg:height="0.0752in" svg:x="2.2516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94" draw:text-style-name="P37" svg:width="0.0539in" svg:height="0.0524in" svg:x="2.3465in" svg:y="0.2146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95" draw:text-style-name="P37" svg:width="0.1067in" svg:height="0.0524in" svg:x="2.4118in" svg:y="0.2146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296" draw:text-style-name="P37" svg:width="0.0465in" svg:height="0.0524in" svg:x="2.5315in" svg:y="0.214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97" draw:text-style-name="P37" svg:width="0.1106in" svg:height="0.039in" svg:x="2.6508in" svg:y="0.1799in" svg:viewBox="0 0 282 100" svg:d="M268 17c6 0 14 0 14-9 0-8-8-8-14-8h-254c-6 0-14 0-14 8 0 9 8 9 14 9zM268 100c6 0 14 0 14-9 0-8-8-8-14-8h-254c-6 0-14 0-14 8 0 9 8 9 14 9z"><text:p/></draw:path><draw:polygon draw:style-name="gr298" draw:text-style-name="P37" svg:width="0.0445in" svg:height="0.0256in" svg:x="2.8461in" svg:y="0.1256in" svg:viewBox="0 0 114 66" draw:points="58,0 0,59 7,66 58,23 106,66 114,59"><text:p/></draw:polygon><draw:path draw:style-name="gr299" draw:text-style-name="P37" svg:width="0.0827in" svg:height="0.0752in" svg:x="2.8213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00" draw:text-style-name="P37" svg:width="0.0516in" svg:height="0.0772in" svg:x="2.9181in" svg:y="0.18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01" draw:text-style-name="P37" svg:width="0.1106in" svg:height="0.039in" svg:x="3.0409in" svg:y="0.1799in" svg:viewBox="0 0 282 100" svg:d="M268 17c6 0 14 0 14-9 0-8-8-8-14-8h-254c-6 0-14 0-14 8 0 9 8 9 14 9zM268 100c6 0 14 0 14-9 0-8-8-8-14-8h-254c-6 0-14 0-14 8 0 9 8 9 14 9z"><text:p/></draw:path><draw:polygon draw:style-name="gr302" draw:text-style-name="P37" svg:width="0.0437in" svg:height="0.3988in" svg:x="3.2476in" svg:y="0in" svg:viewBox="0 0 112 1014" draw:points="0,1014 112,1014 112,991 24,991 24,23 112,23 112,0 0,0"><text:p/></draw:polygon><draw:path draw:style-name="gr303" draw:text-style-name="P37" svg:width="0.0701in" svg:height="0.1146in" svg:x="3.300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04" draw:text-style-name="P37" svg:width="0.0177in" svg:height="0.0177in" svg:x="3.3909in" svg:y="0.122in" svg:viewBox="0 0 46 46" svg:d="M46 23c0-12-10-23-23-23-12 0-23 11-23 23 0 13 11 23 23 23 13 0 23-10 23-23z"><text:p/></draw:path><draw:path draw:style-name="gr305" draw:text-style-name="P37" svg:width="0.0661in" svg:height="0.1106in" svg:x="3.4311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06" draw:text-style-name="P37" svg:width="0.0701in" svg:height="0.1146in" svg:x="3.51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07" draw:text-style-name="P37" svg:width="0.0547in" svg:height="0.1106in" svg:x="3.6031in" svg:y="0.0287in" svg:viewBox="0 0 140 282" svg:d="M88 11c0-10 0-11-10-11-26 28-65 28-78 28v13c8 0 34 0 55-12v220c0 15-1 20-39 20h-14v13c16-1 52-1 70-1 17 0 54 0 68 1v-13h-13c-38 0-39-5-39-20z"><text:p/></draw:path><draw:path draw:style-name="gr308" draw:text-style-name="P37" svg:width="0.0661in" svg:height="0.1146in" svg:x="3.6791in" svg:y="0.0287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309" draw:text-style-name="P37" svg:width="0.0701in" svg:height="0.1146in" svg:x="3.3008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10" draw:text-style-name="P37" svg:width="0.0177in" svg:height="0.0177in" svg:x="3.3909in" svg:y="0.3217in" svg:viewBox="0 0 46 46" svg:d="M46 23c0-12-10-23-23-23-12 0-23 11-23 23 0 13 11 23 23 23 13 0 23-10 23-23z"><text:p/></draw:path><draw:path draw:style-name="gr311" draw:text-style-name="P37" svg:width="0.0689in" svg:height="0.1146in" svg:x="3.429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12" draw:text-style-name="P37" svg:width="0.0689in" svg:height="0.1146in" svg:x="3.5122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313" draw:text-style-name="P37" svg:width="0.0661in" svg:height="0.1106in" svg:x="3.5965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14" draw:text-style-name="P37" svg:width="0.0689in" svg:height="0.1146in" svg:x="3.6776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olygon draw:style-name="gr315" draw:text-style-name="P37" svg:width="0.0437in" svg:height="0.3988in" svg:x="3.7575in" svg:y="0in" svg:viewBox="0 0 112 1014" draw:points="89,991 0,991 0,1014 112,1014 112,0 0,0 0,23 89,23"><text:p/></draw:polygon></draw:g></text:p>
      <text:p text:style-name="P17"/>
      <text:p text:style-name="P19"/>
      <text:p text:style-name="P32">Problem 3</text:p>
      <text:p text:style-name="P19"/>
      <text:p text:style-name="P20">Based on the problem's constraints, we can only have the following transitions:</text:p>
      <text:p text:style-name="P20">0 → 0, 1, -1</text:p>
      <text:p text:style-name="P20">1 → 0</text:p>
      <text:p text:style-name="P20">-1 → 0</text:p>
      <text:p text:style-name="P20"/>
      <text:p text:style-name="P22">This <text:span text:style-name="T8">satisfies</text:span> the transition constraint since between two numbers that make any of the valid transitions, the distance will always be <draw:g text:anchor-type="as-char" svg:y="-0.1063in" draw:z-index="14" draw:style-name="gr1"><svg:title>TexMaths</svg:title><svg:desc>12§display§\leq§svg§600§FALSE§</svg:desc><draw:polygon draw:style-name="gr380" draw:text-style-name="P36" svg:width="0.1287in" svg:height="0.1276in" svg:x="0in" svg:y="0.0004in" svg:viewBox="0 0 328 325" draw:points="164,325 0,325 0,0 328,0 328,325"><text:p/></draw:polygon><draw:path draw:style-name="gr381" draw:text-style-name="P37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1.</text:p>
      <text:p text:style-name="P22"/>
      <text:p text:style-name="P23">This also satisfies the power constraint since the sum of squares of any consecutive symbols will always be <text:span text:style-name="T7"><draw:g text:anchor-type="as-char" svg:y="-0.1063in" draw:z-index="15" draw:style-name="gr1"><svg:title>TexMaths</svg:title><svg:desc>12§display§\leq§svg§600§FALSE§</svg:desc><draw:polygon draw:style-name="gr382" draw:text-style-name="P36" svg:width="0.1287in" svg:height="0.1276in" svg:x="0in" svg:y="0.0004in" svg:viewBox="0 0 328 325" draw:points="164,325 0,325 0,0 328,0 328,325"><text:p/></draw:polygon><draw:path draw:style-name="gr383" draw:text-style-name="P37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</text:span>2. <text:span text:style-name="T9">This constraint is only violated if there can be three consecutive 1's or -1's, giving us a sum of 3.</text:span></text:p>
      <text:p text:style-name="P23"/>
      <text:p text:style-name="P24"><text:span text:style-name="T11">However</text:span> this <text:span text:style-name="T11">does not </text:span>satisf<text:span text:style-name="T11">y</text:span> the average constraint <text:span text:style-name="T10">because the sum of any three consecutive numbers that follow the above transitions could be </text:span><text:span text:style-name="T10"><draw:g text:anchor-type="as-char" svg:y="-0.1063in" draw:z-index="16" draw:style-name="gr1"><svg:title>TexMaths</svg:title><svg:desc>12§display§\geq§svg§600§FALSE§</svg:desc><draw:polygon draw:style-name="gr384" draw:text-style-name="P36" svg:width="0.1287in" svg:height="0.1276in" svg:x="0in" svg:y="0.0004in" svg:viewBox="0 0 328 325" draw:points="164,325 0,325 0,0 328,0 328,325"><text:p/></draw:polygon><draw:path draw:style-name="gr385" draw:text-style-name="P37" svg:width="0.1016in" svg:height="0.1287in" svg:x="0.0138in" svg:y="0in" svg:viewBox="0 0 259 328" svg:d="M251 132c6-2 8-6 8-10 0-3-2-6-8-9l-234-111c-6-2-7-2-9-2-4 0-8 4-8 8 0 5 4 8 8 10l222 104-222 105c-8 3-8 7-8 9 0 5 4 9 8 9 2 0 3 0 8-3zM244 328c7 0 15 0 15-9 0-8-9-8-15-8h-228c-8 0-16 0-16 8 0 9 7 9 14 9z"><text:p/></draw:path></draw:g></text:span><text:span text:style-name="T10">1. Above sequences of 3, we have to consider a new set of transitions for a specific case:</text:span></text:p>
      <text:p text:style-name="P21"><text:span text:style-name="T12">1→ </text:span>0 → 0, -1</text:p>
      <text:p text:style-name="P21">1 → 0</text:p>
      <text:p text:style-name="P21">-1 → 0</text:p>
      <text:p text:style-name="P21"/>
      <text:p text:style-name="P31">The new set requires <text:span text:style-name="T13">that if zero is preceded by a 1, it cannot be followed by 1, or else it will violate the average constraint. In a sequence of 5, we would need T1*T1*T2*T2.</text:span></text:p>
      <text:p text:style-name="P31"/>
      <text:p text:style-name="P25">My transition matri<text:span text:style-name="T15">ces</text:span> <text:span text:style-name="T14">are a 3x3 square matrix and</text:span> is as follows:</text:p>
      <text:p text:style-name="P25"/>
      <text:p text:style-name="P26"><draw:g text:anchor-type="as-char" svg:y="-0.3402in" draw:z-index="17" draw:style-name="gr1"><svg:title>TexMaths</svg:title><svg:desc>12§display§T1 = \begin{bmatrix}
1 \ 1 \ 1 \\
1 \ 0 \ 0 \\
1 \ 0 \ 0 \\
\end{bmatrix}§svg§600§FALSE§</svg:desc><draw:polygon draw:style-name="gr386" draw:text-style-name="P36" svg:width="1.0039in" svg:height="0.5965in" svg:x="0in" svg:y="0in" svg:viewBox="0 0 2551 1516" draw:points="1276,1516 0,1516 0,0 2551,0 2551,1516"><text:p/></draw:polygon><draw:path draw:style-name="gr387" draw:text-style-name="P37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88" draw:text-style-name="P37" svg:width="0.0547in" svg:height="0.1106in" svg:x="0.1346in" svg:y="0.2291in" svg:viewBox="0 0 140 282" svg:d="M88 11c0-10 0-11-10-11-26 28-65 28-78 28v13c8 0 34 0 55-12v219c0 16-1 21-39 21h-14v13c16-1 52-1 70-1 17 0 54 0 68 1v-13h-13c-38 0-39-5-39-21z"><text:p/></draw:path><draw:path draw:style-name="gr389" draw:text-style-name="P37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390" draw:text-style-name="P37" svg:width="0.0555in" svg:height="0.2984in" svg:x="0.4776in" svg:y="0in" svg:viewBox="0 0 142 759" draw:points="0,759 29,759 29,29 142,29 142,0 0,0"><text:p/></draw:polygon><draw:polygon draw:style-name="gr391" draw:text-style-name="P37" svg:width="0.0555in" svg:height="0.2984in" svg:x="0.4776in" svg:y="0.2988in" svg:viewBox="0 0 142 759" draw:points="0,759 142,759 142,730 29,730 29,0 0,0"><text:p/></draw:polygon><draw:path draw:style-name="gr392" draw:text-style-name="P37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393" draw:text-style-name="P37" svg:width="0.0547in" svg:height="0.1106in" svg:x="0.687in" svg:y="0.0287in" svg:viewBox="0 0 140 282" svg:d="M88 11c0-10 0-11-10-11-26 28-65 28-78 28v13c8 0 34 0 55-12v219c0 16-1 21-39 21h-14v13c16-1 52-1 70-1 17 0 54 0 68 1v-13h-13c-38 0-39-5-39-21z"><text:p/></draw:path><draw:path draw:style-name="gr394" draw:text-style-name="P37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395" draw:text-style-name="P37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396" draw:text-style-name="P37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7" draw:text-style-name="P37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8" draw:text-style-name="P37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399" draw:text-style-name="P37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00" draw:text-style-name="P37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01" draw:text-style-name="P37" svg:width="0.0555in" svg:height="0.2984in" svg:x="0.8949in" svg:y="0in" svg:viewBox="0 0 142 759" draw:points="113,759 142,759 142,0 0,0 0,29 113,29"><text:p/></draw:polygon><draw:polygon draw:style-name="gr402" draw:text-style-name="P37" svg:width="0.0555in" svg:height="0.2984in" svg:x="0.8949in" svg:y="0.2988in" svg:viewBox="0 0 142 759" draw:points="113,730 0,730 0,759 142,759 142,0 113,0"><text:p/></draw:polygon></draw:g> <draw:g text:anchor-type="as-char" svg:y="-0.3402in" draw:z-index="18" draw:style-name="gr1"><svg:title>TexMaths</svg:title><svg:desc>12§display§T2 = \begin{bmatrix}
1 \ 0 \ 1 \\
1 \ 0 \ 0 \\
1 \ 0 \ 0 \\
\end{bmatrix}§svg§600§FALSE§</svg:desc><draw:polygon draw:style-name="gr403" draw:text-style-name="P36" svg:width="1.0039in" svg:height="0.5965in" svg:x="0in" svg:y="0in" svg:viewBox="0 0 2551 1516" draw:points="1276,1516 0,1516 0,0 2551,0 2551,1516"><text:p/></draw:polygon><draw:path draw:style-name="gr404" draw:text-style-name="P37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05" draw:text-style-name="P37" svg:width="0.0661in" svg:height="0.1106in" svg:x="0.128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06" draw:text-style-name="P37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407" draw:text-style-name="P37" svg:width="0.0555in" svg:height="0.2984in" svg:x="0.4776in" svg:y="0in" svg:viewBox="0 0 142 759" draw:points="0,759 29,759 29,29 142,29 142,0 0,0"><text:p/></draw:polygon><draw:polygon draw:style-name="gr408" draw:text-style-name="P37" svg:width="0.0555in" svg:height="0.2984in" svg:x="0.4776in" svg:y="0.2988in" svg:viewBox="0 0 142 759" draw:points="0,759 142,759 142,730 29,730 29,0 0,0"><text:p/></draw:polygon><draw:path draw:style-name="gr409" draw:text-style-name="P37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410" draw:text-style-name="P37" svg:width="0.0701in" svg:height="0.1142in" svg:x="0.6783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1" draw:text-style-name="P37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412" draw:text-style-name="P37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413" draw:text-style-name="P37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4" draw:text-style-name="P37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5" draw:text-style-name="P37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416" draw:text-style-name="P37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7" draw:text-style-name="P37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18" draw:text-style-name="P37" svg:width="0.0555in" svg:height="0.2984in" svg:x="0.8949in" svg:y="0in" svg:viewBox="0 0 142 759" draw:points="113,759 142,759 142,0 0,0 0,29 113,29"><text:p/></draw:polygon><draw:polygon draw:style-name="gr419" draw:text-style-name="P37" svg:width="0.0555in" svg:height="0.2984in" svg:x="0.8949in" svg:y="0.2988in" svg:viewBox="0 0 142 759" draw:points="113,730 0,730 0,759 142,759 142,0 113,0"><text:p/></draw:polygon></draw:g></text:p>
      <text:p text:style-name="P27">Thus, in order to find the number of sequences of length 20, I t<text:span text:style-name="T16">ake into consideration that after </text:span><text:span text:style-name="T16"><draw:g text:anchor-type="as-char" svg:y="-0.1457in" draw:z-index="19" draw:style-name="gr1"><svg:title>TexMaths</svg:title><svg:desc>12§display§A^{2}§svg§600§FALSE§</svg:desc><draw:polygon draw:style-name="gr420" draw:text-style-name="P36" svg:width="0.1898in" svg:height="0.1433in" svg:x="0in" svg:y="0.0024in" svg:viewBox="0 0 483 365" draw:points="242,365 0,365 0,0 483,0 483,365"><text:p/></draw:polygon><draw:path draw:style-name="gr421" draw:text-style-name="P37" svg:width="0.1138in" svg:height="0.1193in" svg:x="0.0055in" svg:y="0.0264in" svg:viewBox="0 0 290 304" svg:d="M61 254c-17 29-33 35-53 36-4 0-8 0-8 9 0 2 2 5 6 5 11 0 24-2 36-2 14 0 29 2 42 2 2 0 8 0 8-9 0-5-3-5-7-5-10-1-19-4-19-15 0-5 2-10 6-16l31-54h107c1 10 7 67 7 71 0 13-23 14-31 14-6 0-10 0-10 9 0 5 5 5 6 5 17 0 35-2 53-2 10 0 37 2 48 2 2 0 7 0 7-9 0-5-4-5-10-5-26 0-26-3-27-15l-26-265c-1-9-1-10-8-10s-8 2-11 7zM111 192l84-139 13 139z"><text:p/></draw:path><draw:path draw:style-name="gr422" draw:text-style-name="P37" svg:width="0.0516in" svg:height="0.0772in" svg:x="0.1311in" svg:y="0in" svg:viewBox="0 0 132 197" svg:d="M132 143h-11c0 7-4 24-7 27-3 2-25 2-30 2h-54c31-28 41-36 59-50 22-18 43-36 43-64 0-36-33-58-70-58s-62 26-62 53c0 15 13 17 16 17 7 0 15-5 15-16 0-5-1-16-17-16 9-21 29-27 43-27 30 0 46 23 46 47 0 26-19 46-29 57l-72 71c-2 2-2 2-2 11h122z"><text:p/></draw:path></draw:g></text:span><text:span text:style-name="T16">, which makes a sequence of 3 symbols, anything that ends in 1 must not be allowed to transition for two additional symbols in the sequence. So, for a length of 20 this becomes:</text:span></text:p>
      <text:p text:style-name="P27"/>
      <text:p text:style-name="P28"><draw:g text:anchor-type="as-char" svg:y="-0.3402in" draw:z-index="20" draw:style-name="gr1"><svg:title>TexMaths</svg:title><svg:desc>12§display§(T1^{2}*T2^{2})^{4}*T1^{2}*T2 = \begin{bmatrix}
66025    \       0   \    34643\\
34643     \      0   \    18177\\
34643     \      0   \    18177\\
\end{bmatrix}§svg§600§FALSE§</svg:desc><draw:polygon draw:style-name="gr423" draw:text-style-name="P36" svg:width="3.1717in" svg:height="0.5965in" svg:x="0in" svg:y="0in" svg:viewBox="0 0 8057 1516" draw:points="4028,1516 0,1516 0,0 8057,0 8057,1516"><text:p/></draw:polygon><draw:path draw:style-name="gr424" draw:text-style-name="P37" svg:width="0.039in" svg:height="0.1657in" svg:x="0.0165in" svg:y="0.2161in" svg:viewBox="0 0 100 422" svg:d="M100 419c0-2 0-3-9-10-53-53-66-133-66-198 0-73 16-146 69-199 6-6 6-6 6-7 0-4-3-5-5-5-5 0-43 29-69 83-21 47-26 93-26 128 0 34 5 84 28 132 26 53 62 79 67 79 2 0 5-1 5-3z"><text:p/></draw:path><draw:path draw:style-name="gr425" draw:text-style-name="P37" svg:width="0.113in" svg:height="0.1126in" svg:x="0.068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26" draw:text-style-name="P37" svg:width="0.0547in" svg:height="0.1106in" svg:x="0.1988in" svg:y="0.2291in" svg:viewBox="0 0 140 282" svg:d="M88 11c0-10 0-11-10-11-26 28-65 28-78 28v13c8 0 34 0 55-12v219c0 16-1 21-39 21h-14v13c16-1 52-1 70-1 17 0 54 0 68 1v-13h-13c-38 0-39-5-39-21z"><text:p/></draw:path><draw:path draw:style-name="gr427" draw:text-style-name="P37" svg:width="0.0516in" svg:height="0.0772in" svg:x="0.274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28" draw:text-style-name="P37" svg:width="0.0614in" svg:height="0.0713in" svg:x="0.389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29" draw:text-style-name="P37" svg:width="0.113in" svg:height="0.1126in" svg:x="0.5016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0" draw:text-style-name="P37" svg:width="0.0661in" svg:height="0.1106in" svg:x="0.626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31" draw:text-style-name="P37" svg:width="0.0516in" svg:height="0.0772in" svg:x="0.7075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2" draw:text-style-name="P37" svg:width="0.039in" svg:height="0.1657in" svg:x="0.7843in" svg:y="0.2161in" svg:viewBox="0 0 100 422" svg:d="M100 211c0-32-5-84-29-132-25-51-63-79-66-79-4 0-5 1-5 5 0 1 0 1 8 9 42 42 66 110 66 197 0 73-15 148-68 200-6 5-6 6-6 8s1 3 5 3c3 0 42-29 67-81 22-47 28-94 28-130z"><text:p/></draw:path><draw:path draw:style-name="gr433" draw:text-style-name="P37" svg:width="0.0571in" svg:height="0.0783in" svg:x="0.8437in" svg:y="0.1933in" svg:viewBox="0 0 146 200" svg:d="M146 151v-11h-33v-132c0-6 0-8-6-8-4 0-5 0-9 4l-98 136v11h88v25c0 10 0 13-24 13h-9v11c16-1 34-1 45-1 12 0 30 0 45 1v-11h-8c-24 0-24-3-24-13v-25zM90 32v108h-79z"><text:p/></draw:path><draw:path draw:style-name="gr434" draw:text-style-name="P37" svg:width="0.0614in" svg:height="0.0713in" svg:x="0.9614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3-9-9-11c-26-12-27-12-60-29l58-27c8-4 11-6 11-12s-6-12-12-12c-2 0-3 0-14 8l-48 35z"><text:p/></draw:path><draw:path draw:style-name="gr435" draw:text-style-name="P37" svg:width="0.113in" svg:height="0.1126in" svg:x="1.0736in" svg:y="0.2283in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6" draw:text-style-name="P37" svg:width="0.0547in" svg:height="0.1106in" svg:x="1.2047in" svg:y="0.2291in" svg:viewBox="0 0 140 282" svg:d="M88 11c0-10 0-11-10-11-26 28-65 28-78 28v13c8 0 34 0 55-12v219c0 16-1 21-39 21h-14v13c16-1 52-1 70-1 17 0 54 0 68 1v-13h-13c-38 0-39-5-39-21z"><text:p/></draw:path><draw:path draw:style-name="gr437" draw:text-style-name="P37" svg:width="0.0516in" svg:height="0.0772in" svg:x="1.2799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8" draw:text-style-name="P37" svg:width="0.0614in" svg:height="0.0713in" svg:x="1.3945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39" draw:text-style-name="P37" svg:width="0.113in" svg:height="0.1126in" svg:x="1.507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40" draw:text-style-name="P37" svg:width="0.0661in" svg:height="0.1106in" svg:x="1.6311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1" draw:text-style-name="P37" svg:width="0.1106in" svg:height="0.039in" svg:x="1.761in" svg:y="0.2787in" svg:viewBox="0 0 282 100" svg:d="M268 17c6 0 14 0 14-9 0-8-8-8-14-8h-254c-6 0-14 0-14 8 0 9 8 9 14 9zM268 100c6 0 14 0 14-9 0-8-8-8-14-8h-254c-6 0-14 0-14 8 0 9 8 9 14 9z"><text:p/></draw:path><draw:polygon draw:style-name="gr442" draw:text-style-name="P37" svg:width="0.0555in" svg:height="0.2984in" svg:x="1.9807in" svg:y="0in" svg:viewBox="0 0 142 759" draw:points="0,759 29,759 29,29 142,29 142,0 0,0"><text:p/></draw:polygon><draw:polygon draw:style-name="gr443" draw:text-style-name="P37" svg:width="0.0555in" svg:height="0.2984in" svg:x="1.9807in" svg:y="0.2988in" svg:viewBox="0 0 142 759" draw:points="0,759 142,759 142,730 29,730 29,0 0,0"><text:p/></draw:polygon><draw:path draw:style-name="gr444" draw:text-style-name="P37" svg:width="0.0689in" svg:height="0.1142in" svg:x="2.044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5" draw:text-style-name="P37" svg:width="0.0689in" svg:height="0.1142in" svg:x="2.1272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6" draw:text-style-name="P37" svg:width="0.0701in" svg:height="0.1142in" svg:x="2.209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47" draw:text-style-name="P37" svg:width="0.0661in" svg:height="0.1106in" svg:x="2.294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8" draw:text-style-name="P37" svg:width="0.0661in" svg:height="0.1142in" svg:x="2.3768in" svg:y="0.0287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449" draw:text-style-name="P37" svg:width="0.0701in" svg:height="0.1142in" svg:x="2.5126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50" draw:text-style-name="P37" svg:width="0.0689in" svg:height="0.1142in" svg:x="2.6512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1" draw:text-style-name="P37" svg:width="0.0736in" svg:height="0.1126in" svg:x="2.7315in" svg:y="0.0272in" svg:viewBox="0 0 188 287" svg:d="M113 217v36c0 16-1 20-33 20h-8v14c17-2 40-2 58-2 16 0 39 0 57 2v-14h-9c-32 0-33-4-33-20v-36h43v-13h-43v-193c0-9 0-11-6-11-5 0-6 0-8 5l-131 199v13zM115 204h-103l103-158z"><text:p/></draw:path><draw:path draw:style-name="gr452" draw:text-style-name="P37" svg:width="0.0689in" svg:height="0.1142in" svg:x="2.816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3" draw:text-style-name="P37" svg:width="0.0736in" svg:height="0.1126in" svg:x="2.8972in" svg:y="0.0272in" svg:viewBox="0 0 188 287" svg:d="M113 217v36c0 16-1 20-33 20h-8v14c17-2 40-2 58-2 16 0 39 0 57 2v-14h-9c-32 0-33-4-33-20v-36h43v-13h-43v-193c0-9 0-11-6-11-5 0-6 0-8 5l-131 199v13zM115 204h-103l103-158z"><text:p/></draw:path><draw:path draw:style-name="gr454" draw:text-style-name="P37" svg:width="0.0689in" svg:height="0.1142in" svg:x="2.9823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5" draw:text-style-name="P37" svg:width="0.0689in" svg:height="0.1142in" svg:x="2.0445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6" draw:text-style-name="P37" svg:width="0.0736in" svg:height="0.1126in" svg:x="2.1248in" svg:y="0.226in" svg:viewBox="0 0 188 287" svg:d="M113 217v36c0 16-1 20-33 20h-8v14c17-2 40-2 58-2 16 0 39 0 57 2v-14h-9c-32 0-33-4-33-20v-36h43v-13h-43v-193c0-9 0-11-6-11-3 0-6 0-8 5l-131 199v13zM115 204h-103l103-158z"><text:p/></draw:path><draw:path draw:style-name="gr457" draw:text-style-name="P37" svg:width="0.0689in" svg:height="0.1142in" svg:x="2.2098in" svg:y="0.2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8" draw:text-style-name="P37" svg:width="0.0736in" svg:height="0.1126in" svg:x="2.2902in" svg:y="0.226in" svg:viewBox="0 0 188 287" svg:d="M113 217v36c0 16-1 20-33 20h-8v14c17-2 40-2 58-2 16 0 39 0 57 2v-14h-9c-32 0-33-4-33-20v-36h43v-13h-43v-193c0-9 0-11-6-11-5 0-6 0-8 5l-131 199v13zM115 204h-103l103-158z"><text:p/></draw:path><draw:path draw:style-name="gr459" draw:text-style-name="P37" svg:width="0.0689in" svg:height="0.1142in" svg:x="2.3752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0" draw:text-style-name="P37" svg:width="0.0701in" svg:height="0.1142in" svg:x="2.512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61" draw:text-style-name="P37" svg:width="0.0547in" svg:height="0.1106in" svg:x="2.6591in" svg:y="0.2283in" svg:viewBox="0 0 140 282" svg:d="M88 11c0-10 0-11-10-11-26 28-65 28-78 28v13c8 0 34 0 55-12v219c0 16-1 21-39 21h-14v13c16-1 52-1 70-1 17 0 54 0 68 1v-13h-13c-38 0-39-5-39-21z"><text:p/></draw:path><draw:path draw:style-name="gr462" draw:text-style-name="P37" svg:width="0.0689in" svg:height="0.1142in" svg:x="2.7339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63" draw:text-style-name="P37" svg:width="0.0547in" svg:height="0.1106in" svg:x="2.8244in" svg:y="0.2283in" svg:viewBox="0 0 140 282" svg:d="M88 11c0-10 0-11-10-11-26 28-65 28-78 28v13c8 0 34 0 55-12v219c0 16-1 21-39 21h-14v13c16-1 52-1 70-1 17 0 54 0 68 1v-13h-13c-38 0-39-5-39-21z"><text:p/></draw:path><draw:path draw:style-name="gr464" draw:text-style-name="P37" svg:width="0.0713in" svg:height="0.1157in" svg:x="2.901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65" draw:text-style-name="P37" svg:width="0.0713in" svg:height="0.1157in" svg:x="2.9843in" svg:y="0.226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66" draw:text-style-name="P37" svg:width="0.0689in" svg:height="0.1142in" svg:x="2.0445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7" draw:text-style-name="P37" svg:width="0.0736in" svg:height="0.1126in" svg:x="2.1248in" svg:y="0.4252in" svg:viewBox="0 0 188 287" svg:d="M113 217v36c0 16-1 20-33 20h-8v14c17-2 40-2 58-2 16 0 39 0 57 2v-14h-9c-32 0-33-4-33-20v-36h43v-13h-43v-193c0-9 0-11-6-11-3 0-6 0-8 5l-131 199v13zM115 204h-103l103-158z"><text:p/></draw:path><draw:path draw:style-name="gr468" draw:text-style-name="P37" svg:width="0.0689in" svg:height="0.1142in" svg:x="2.2098in" svg:y="0.4276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69" draw:text-style-name="P37" svg:width="0.0736in" svg:height="0.1126in" svg:x="2.2902in" svg:y="0.4252in" svg:viewBox="0 0 188 287" svg:d="M113 217v36c0 16-1 20-33 20h-8v14c17-2 40-2 58-2 16 0 39 0 57 2v-14h-9c-32 0-33-4-33-20v-36h43v-13h-43v-193c0-9 0-11-6-11-5 0-6 0-8 5l-131 199v13zM115 204h-103l103-158z"><text:p/></draw:path><draw:path draw:style-name="gr470" draw:text-style-name="P37" svg:width="0.0689in" svg:height="0.1142in" svg:x="2.3752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71" draw:text-style-name="P37" svg:width="0.0701in" svg:height="0.1142in" svg:x="2.5126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72" draw:text-style-name="P37" svg:width="0.0547in" svg:height="0.1106in" svg:x="2.6591in" svg:y="0.4276in" svg:viewBox="0 0 140 282" svg:d="M88 11c0-10 0-11-10-11-26 28-65 28-78 28v13c8 0 34 0 55-12v219c0 16-1 21-39 21h-14v13c16-1 52-1 70-1 17 0 54 0 68 1v-13h-13c-38 0-39-5-39-21z"><text:p/></draw:path><draw:path draw:style-name="gr473" draw:text-style-name="P37" svg:width="0.0689in" svg:height="0.1142in" svg:x="2.7339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74" draw:text-style-name="P37" svg:width="0.0547in" svg:height="0.1106in" svg:x="2.8244in" svg:y="0.4276in" svg:viewBox="0 0 140 282" svg:d="M88 11c0-10 0-11-10-11-26 28-65 28-78 28v13c8 0 34 0 55-12v219c0 16-1 21-39 21h-14v13c16-1 52-1 70-1 17 0 54 0 68 1v-13h-13c-38 0-39-5-39-21z"><text:p/></draw:path><draw:path draw:style-name="gr475" draw:text-style-name="P37" svg:width="0.0713in" svg:height="0.1157in" svg:x="2.9016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76" draw:text-style-name="P37" svg:width="0.0713in" svg:height="0.1157in" svg:x="2.9843in" svg:y="0.4252in" svg:viewBox="0 0 182 295" svg:d="M179 29c3-6 3-6 3-16h-103c-51 0-53-5-55-13h-10l-14 88h11c1-8 5-34 11-39 2-3 36-3 40-3h89c-5 7-38 54-48 67-38 57-53 116-53 159 0 4 0 23 21 23 19 0 19-19 19-23v-21c0-23 1-47 5-70 1-10 7-45 26-72z"><text:p/></draw:path><draw:polygon draw:style-name="gr477" draw:text-style-name="P37" svg:width="0.0555in" svg:height="0.2984in" svg:x="3.0626in" svg:y="0in" svg:viewBox="0 0 142 759" draw:points="113,759 142,759 142,0 0,0 0,29 113,29"><text:p/></draw:polygon><draw:polygon draw:style-name="gr478" draw:text-style-name="P37" svg:width="0.0555in" svg:height="0.2984in" svg:x="3.0626in" svg:y="0.2988in" svg:viewBox="0 0 142 759" draw:points="113,730 0,730 0,759 142,759 142,0 113,0"><text:p/></draw:polygon></draw:g></text:p>
      <text:p text:style-name="P29">The total number of sequences is then the sum of all the entries: <text:span text:style-name="T16">206,308.</text:span></text:p>
      <text:p text:style-name="P34">Problem 4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2T02:53:29.259089557</dc:date>
    <meta:editing-duration>PT12H25S</meta:editing-duration>
    <meta:editing-cycles>144</meta:editing-cycles>
    <meta:document-statistic meta:table-count="0" meta:image-count="0" meta:object-count="0" meta:page-count="4" meta:paragraph-count="44" meta:word-count="481" meta:character-count="2526" meta:non-whitespace-character-count="2082"/>
  </office:meta>
</office:document-meta>
</file>